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53in"/>
    </style:style>
    <style:style style:name="co2" style:family="table-column">
      <style:table-column-properties fo:break-before="auto" style:column-width="1.0146in"/>
    </style:style>
    <style:style style:name="co3" style:family="table-column">
      <style:table-column-properties fo:break-before="auto" style:column-width="2.2953in"/>
    </style:style>
    <style:style style:name="co4" style:family="table-column">
      <style:table-column-properties fo:break-before="auto" style:column-width="0.551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7839in" svg:y="2.55in">
            <draw:object draw:notify-on-update-of-ranges="Sheet1.A14:Sheet1.A513 Sheet1.B13:Sheet1.B13 Sheet1.B14:Sheet1.B513 Sheet1.A14:Sheet1.A513 Sheet1.C13:Sheet1.C13 Sheet1.C14:Sheet1.C5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Dataset name: data/vowel.arff</text:p>
          </table:table-cell>
          <table:table-cell table:number-columns-repeated="3"/>
        </table:table-row>
        <table:table-row table:style-name="ro1">
          <table:table-cell office:value-type="string">
            <text:p>Number of instances: 990</text:p>
          </table:table-cell>
          <table:table-cell table:number-columns-repeated="3"/>
        </table:table-row>
        <table:table-row table:style-name="ro1">
          <table:table-cell office:value-type="string">
            <text:p>Number of attributes: 14</text:p>
          </table:table-cell>
          <table:table-cell table:number-columns-repeated="3"/>
        </table:table-row>
        <table:table-row table:style-name="ro1">
          <table:table-cell office:value-type="string">
            <text:p>Learning algorithm: neuralnet</text:p>
          </table:table-cell>
          <table:table-cell table:number-columns-repeated="3"/>
        </table:table-row>
        <table:table-row table:style-name="ro1">
          <table:table-cell office:value-type="string">
            <text:p>Evaluation method: rando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lculating accuracy on a random hold-out set...</text:p>
          </table:table-cell>
          <table:table-cell table:number-columns-repeated="3"/>
        </table:table-row>
        <table:table-row table:style-name="ro1">
          <table:table-cell office:value-type="string">
            <text:p>Percentage used for training: 0.75</text:p>
          </table:table-cell>
          <table:table-cell table:number-columns-repeated="3"/>
        </table:table-row>
        <table:table-row table:style-name="ro1">
          <table:table-cell office:value-type="string">
            <text:p>Percentage used for testing: 0.25</text:p>
          </table:table-cell>
          <table:table-cell table:number-columns-repeated="3"/>
        </table:table-row>
        <table:table-row table:style-name="ro1">
          <table:table-cell office:value-type="string">
            <text:p>input</text:p>
          </table:table-cell>
          <table:table-cell office:value-type="string">
            <text:p><text:s/>hidden</text:p>
          </table:table-cell>
          <table:table-cell office:value-type="string">
            <text:p><text:s/>hidden layers</text:p>
          </table:table-cell>
          <table:table-cell office:value-type="string">
            <text:p><text:s/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Epochs</text:p>
          </table:table-cell>
          <table:table-cell office:value-type="string">
            <text:p><text:s/>Training MSE</text:p>
          </table:table-cell>
          <table:table-cell office:value-type="string">
            <text:p><text:s/>Validation Classification Accurac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51060957702163">
            <text:p>0.9510609577</text:p>
          </table:table-cell>
          <table:table-cell office:value-type="float" office:value="0.173387096774194">
            <text:p>0.173387096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91336899996877">
            <text:p>0.8913369</text:p>
          </table:table-cell>
          <table:table-cell office:value-type="float" office:value="0.205645161290323">
            <text:p>0.205645161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4946654272029">
            <text:p>0.8494665427</text:p>
          </table:table-cell>
          <table:table-cell office:value-type="float" office:value="0.193548387096774">
            <text:p>0.193548387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43133055366005">
            <text:p>0.8431330554</text:p>
          </table:table-cell>
          <table:table-cell office:value-type="float" office:value="0.237903225806452">
            <text:p>0.237903225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42236784092245">
            <text:p>0.8422367841</text:p>
          </table:table-cell>
          <table:table-cell office:value-type="float" office:value="0.225806451612903">
            <text:p>0.225806451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25111037733798">
            <text:p>0.8251110377</text:p>
          </table:table-cell>
          <table:table-cell office:value-type="float" office:value="0.270161290322581">
            <text:p>0.270161290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94222832199942">
            <text:p>0.7942228322</text:p>
          </table:table-cell>
          <table:table-cell office:value-type="float" office:value="0.237903225806452">
            <text:p>0.237903225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15987595503388">
            <text:p>0.8159875955</text:p>
          </table:table-cell>
          <table:table-cell office:value-type="float" office:value="0.237903225806452">
            <text:p>0.237903225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782285364275259">
            <text:p>0.7822853643</text:p>
          </table:table-cell>
          <table:table-cell office:value-type="float" office:value="0.193548387096774">
            <text:p>0.193548387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784917061073982">
            <text:p>0.7849170611</text:p>
          </table:table-cell>
          <table:table-cell office:value-type="float" office:value="0.278225806451613">
            <text:p>0.278225806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785440121209823">
            <text:p>0.7854401212</text:p>
          </table:table-cell>
          <table:table-cell office:value-type="float" office:value="0.209677419354839">
            <text:p>0.209677419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796658676633389">
            <text:p>0.7966586766</text:p>
          </table:table-cell>
          <table:table-cell office:value-type="float" office:value="0.233870967741935">
            <text:p>0.233870967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822928026101421">
            <text:p>0.8229280261</text:p>
          </table:table-cell>
          <table:table-cell office:value-type="float" office:value="0.274193548387097">
            <text:p>0.274193548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33792048446947">
            <text:p>0.8337920484</text:p>
          </table:table-cell>
          <table:table-cell office:value-type="float" office:value="0.290322580645161">
            <text:p>0.290322580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78032442096963">
            <text:p>0.780324421</text:p>
          </table:table-cell>
          <table:table-cell office:value-type="float" office:value="0.314516129032258">
            <text:p>0.31451612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07285862568647">
            <text:p>0.8072858626</text:p>
          </table:table-cell>
          <table:table-cell office:value-type="float" office:value="0.258064516129032">
            <text:p>0.258064516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818985762499266">
            <text:p>0.8189857625</text:p>
          </table:table-cell>
          <table:table-cell office:value-type="float" office:value="0.290322580645161">
            <text:p>0.290322580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09064407787179">
            <text:p>0.8090644078</text:p>
          </table:table-cell>
          <table:table-cell office:value-type="float" office:value="0.262096774193548">
            <text:p>0.262096774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796628503225313">
            <text:p>0.7966285032</text:p>
          </table:table-cell>
          <table:table-cell office:value-type="float" office:value="0.278225806451613">
            <text:p>0.278225806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07576622666591">
            <text:p>0.8075766227</text:p>
          </table:table-cell>
          <table:table-cell office:value-type="float" office:value="0.326612903225806">
            <text:p>0.326612903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818088017151161">
            <text:p>0.8180880172</text:p>
          </table:table-cell>
          <table:table-cell office:value-type="float" office:value="0.229838709677419">
            <text:p>0.2298387097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826642790313002">
            <text:p>0.8266427903</text:p>
          </table:table-cell>
          <table:table-cell office:value-type="float" office:value="0.326612903225806">
            <text:p>0.326612903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804308299339628">
            <text:p>0.8043082993</text:p>
          </table:table-cell>
          <table:table-cell office:value-type="float" office:value="0.294354838709677">
            <text:p>0.294354838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807300228192633">
            <text:p>0.8073002282</text:p>
          </table:table-cell>
          <table:table-cell office:value-type="float" office:value="0.262096774193548">
            <text:p>0.2620967742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797286764781929">
            <text:p>0.7972867648</text:p>
          </table:table-cell>
          <table:table-cell office:value-type="float" office:value="0.326612903225806">
            <text:p>0.3266129032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779451743580409">
            <text:p>0.7794517436</text:p>
          </table:table-cell>
          <table:table-cell office:value-type="float" office:value="0.266129032258064">
            <text:p>0.266129032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806233520102493">
            <text:p>0.8062335201</text:p>
          </table:table-cell>
          <table:table-cell office:value-type="float" office:value="0.326612903225806">
            <text:p>0.3266129032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787603860592807">
            <text:p>0.7876038606</text:p>
          </table:table-cell>
          <table:table-cell office:value-type="float" office:value="0.298387096774194">
            <text:p>0.298387096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765079848691563">
            <text:p>0.7650798487</text:p>
          </table:table-cell>
          <table:table-cell office:value-type="float" office:value="0.32258064516129">
            <text:p>0.322580645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738983915632051">
            <text:p>0.7389839156</text:p>
          </table:table-cell>
          <table:table-cell office:value-type="float" office:value="0.350806451612903">
            <text:p>0.3508064516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770003285581606">
            <text:p>0.7700032856</text:p>
          </table:table-cell>
          <table:table-cell office:value-type="float" office:value="0.354838709677419">
            <text:p>0.3548387097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751725810935945">
            <text:p>0.7517258109</text:p>
          </table:table-cell>
          <table:table-cell office:value-type="float" office:value="0.346774193548387">
            <text:p>0.346774193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781119654102318">
            <text:p>0.7811196541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781426836423783">
            <text:p>0.7814268364</text:p>
          </table:table-cell>
          <table:table-cell office:value-type="float" office:value="0.330645161290323">
            <text:p>0.3306451613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757028994371839">
            <text:p>0.7570289944</text:p>
          </table:table-cell>
          <table:table-cell office:value-type="float" office:value="0.314516129032258">
            <text:p>0.314516129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750359732889622">
            <text:p>0.7503597329</text:p>
          </table:table-cell>
          <table:table-cell office:value-type="float" office:value="0.306451612903226">
            <text:p>0.30645161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794617502860117">
            <text:p>0.7946175029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798204391931475">
            <text:p>0.7982043919</text:p>
          </table:table-cell>
          <table:table-cell office:value-type="float" office:value="0.258064516129032">
            <text:p>0.258064516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799345676633448">
            <text:p>0.7993456766</text:p>
          </table:table-cell>
          <table:table-cell office:value-type="float" office:value="0.310483870967742">
            <text:p>0.31048387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787134374969116">
            <text:p>0.787134375</text:p>
          </table:table-cell>
          <table:table-cell office:value-type="float" office:value="0.330645161290323">
            <text:p>0.3306451613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751886567588885">
            <text:p>0.7518865676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781347028681148">
            <text:p>0.7813470287</text:p>
          </table:table-cell>
          <table:table-cell office:value-type="float" office:value="0.346774193548387">
            <text:p>0.346774193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764122652256466">
            <text:p>0.7641226523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771398228239601">
            <text:p>0.7713982282</text:p>
          </table:table-cell>
          <table:table-cell office:value-type="float" office:value="0.278225806451613">
            <text:p>0.2782258065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754129779269221">
            <text:p>0.7541297793</text:p>
          </table:table-cell>
          <table:table-cell office:value-type="float" office:value="0.310483870967742">
            <text:p>0.31048387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739523451265036">
            <text:p>0.7395234513</text:p>
          </table:table-cell>
          <table:table-cell office:value-type="float" office:value="0.306451612903226">
            <text:p>0.306451612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76398173112972">
            <text:p>0.7639817311</text:p>
          </table:table-cell>
          <table:table-cell office:value-type="float" office:value="0.334677419354839">
            <text:p>0.3346774194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725450869787106">
            <text:p>0.7254508698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771391123036634">
            <text:p>0.771391123</text:p>
          </table:table-cell>
          <table:table-cell office:value-type="float" office:value="0.318548387096774">
            <text:p>0.318548387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766798314422658">
            <text:p>0.7667983144</text:p>
          </table:table-cell>
          <table:table-cell office:value-type="float" office:value="0.350806451612903">
            <text:p>0.3508064516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774361335796803">
            <text:p>0.7743613358</text:p>
          </table:table-cell>
          <table:table-cell office:value-type="float" office:value="0.32258064516129">
            <text:p>0.3225806452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77638960959137">
            <text:p>0.7763896096</text:p>
          </table:table-cell>
          <table:table-cell office:value-type="float" office:value="0.350806451612903">
            <text:p>0.3508064516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781049095059523">
            <text:p>0.7810490951</text:p>
          </table:table-cell>
          <table:table-cell office:value-type="float" office:value="0.290322580645161">
            <text:p>0.2903225806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760388698665905">
            <text:p>0.7603886987</text:p>
          </table:table-cell>
          <table:table-cell office:value-type="float" office:value="0.346774193548387">
            <text:p>0.3467741935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745438675305429">
            <text:p>0.7454386753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73651107335817">
            <text:p>0.7365110734</text:p>
          </table:table-cell>
          <table:table-cell office:value-type="float" office:value="0.306451612903226">
            <text:p>0.306451612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747260638531535">
            <text:p>0.7472606385</text:p>
          </table:table-cell>
          <table:table-cell office:value-type="float" office:value="0.354838709677419">
            <text:p>0.3548387097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743577877808243">
            <text:p>0.7435778778</text:p>
          </table:table-cell>
          <table:table-cell office:value-type="float" office:value="0.274193548387097">
            <text:p>0.2741935484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749191587939716">
            <text:p>0.7491915879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735860012403414">
            <text:p>0.7358600124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730531726445088">
            <text:p>0.7305317264</text:p>
          </table:table-cell>
          <table:table-cell office:value-type="float" office:value="0.330645161290323">
            <text:p>0.330645161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731057821850408">
            <text:p>0.7310578219</text:p>
          </table:table-cell>
          <table:table-cell office:value-type="float" office:value="0.334677419354839">
            <text:p>0.3346774194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730826442531748">
            <text:p>0.7308264425</text:p>
          </table:table-cell>
          <table:table-cell office:value-type="float" office:value="0.32258064516129">
            <text:p>0.3225806452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715194709664714">
            <text:p>0.7151947097</text:p>
          </table:table-cell>
          <table:table-cell office:value-type="float" office:value="0.318548387096774">
            <text:p>0.318548387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711113269755427">
            <text:p>0.7111132698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724760900049828">
            <text:p>0.7247609</text:p>
          </table:table-cell>
          <table:table-cell office:value-type="float" office:value="0.330645161290323">
            <text:p>0.330645161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7489468731507">
            <text:p>0.7489468732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72888729784564">
            <text:p>0.7288872978</text:p>
          </table:table-cell>
          <table:table-cell office:value-type="float" office:value="0.354838709677419">
            <text:p>0.354838709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718920183718335">
            <text:p>0.7189201837</text:p>
          </table:table-cell>
          <table:table-cell office:value-type="float" office:value="0.326612903225806">
            <text:p>0.3266129032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726875151569394">
            <text:p>0.7268751516</text:p>
          </table:table-cell>
          <table:table-cell office:value-type="float" office:value="0.334677419354839">
            <text:p>0.3346774194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715542912554822">
            <text:p>0.7155429126</text:p>
          </table:table-cell>
          <table:table-cell office:value-type="float" office:value="0.32258064516129">
            <text:p>0.3225806452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720686086113031">
            <text:p>0.7206860861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778783941536197">
            <text:p>0.7787839415</text:p>
          </table:table-cell>
          <table:table-cell office:value-type="float" office:value="0.310483870967742">
            <text:p>0.310483871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741057702268865">
            <text:p>0.7410577023</text:p>
          </table:table-cell>
          <table:table-cell office:value-type="float" office:value="0.346774193548387">
            <text:p>0.3467741935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747639272559198">
            <text:p>0.7476392726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735136283524795">
            <text:p>0.7351362835</text:p>
          </table:table-cell>
          <table:table-cell office:value-type="float" office:value="0.346774193548387">
            <text:p>0.3467741935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707534194304094">
            <text:p>0.7075341943</text:p>
          </table:table-cell>
          <table:table-cell office:value-type="float" office:value="0.354838709677419">
            <text:p>0.3548387097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706285280301082">
            <text:p>0.7062852803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71047854121658">
            <text:p>0.7104785412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728416028118347">
            <text:p>0.7284160281</text:p>
          </table:table-cell>
          <table:table-cell office:value-type="float" office:value="0.306451612903226">
            <text:p>0.3064516129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71129596596584">
            <text:p>0.711295966</text:p>
          </table:table-cell>
          <table:table-cell office:value-type="float" office:value="0.338709677419355">
            <text:p>0.3387096774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701539354252216">
            <text:p>0.7015393543</text:p>
          </table:table-cell>
          <table:table-cell office:value-type="float" office:value="0.338709677419355">
            <text:p>0.3387096774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775428604593759">
            <text:p>0.7754286046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716423795312324">
            <text:p>0.7164237953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707188837313578">
            <text:p>0.7071888373</text:p>
          </table:table-cell>
          <table:table-cell office:value-type="float" office:value="0.354838709677419">
            <text:p>0.3548387097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733255293154744">
            <text:p>0.7332552932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721286729762206">
            <text:p>0.7212867298</text:p>
          </table:table-cell>
          <table:table-cell office:value-type="float" office:value="0.342741935483871">
            <text:p>0.342741935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755581930220662">
            <text:p>0.7555819302</text:p>
          </table:table-cell>
          <table:table-cell office:value-type="float" office:value="0.342741935483871">
            <text:p>0.3427419355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73426484418467">
            <text:p>0.7342648442</text:p>
          </table:table-cell>
          <table:table-cell office:value-type="float" office:value="0.282258064516129">
            <text:p>0.282258064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737553217262285">
            <text:p>0.7375532173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703116072747066">
            <text:p>0.7031160727</text:p>
          </table:table-cell>
          <table:table-cell office:value-type="float" office:value="0.318548387096774">
            <text:p>0.3185483871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726222787356565">
            <text:p>0.7262227874</text:p>
          </table:table-cell>
          <table:table-cell office:value-type="float" office:value="0.342741935483871">
            <text:p>0.3427419355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727077117443197">
            <text:p>0.7270771174</text:p>
          </table:table-cell>
          <table:table-cell office:value-type="float" office:value="0.306451612903226">
            <text:p>0.3064516129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734149883848423">
            <text:p>0.7341498838</text:p>
          </table:table-cell>
          <table:table-cell office:value-type="float" office:value="0.330645161290323">
            <text:p>0.3306451613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769030849405659">
            <text:p>0.7690308494</text:p>
          </table:table-cell>
          <table:table-cell office:value-type="float" office:value="0.310483870967742">
            <text:p>0.310483871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754885517726417">
            <text:p>0.7548855177</text:p>
          </table:table-cell>
          <table:table-cell office:value-type="float" office:value="0.354838709677419">
            <text:p>0.3548387097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718287823591823">
            <text:p>0.7182878236</text:p>
          </table:table-cell>
          <table:table-cell office:value-type="float" office:value="0.306451612903226">
            <text:p>0.3064516129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686544850964338">
            <text:p>0.686544851</text:p>
          </table:table-cell>
          <table:table-cell office:value-type="float" office:value="0.306451612903226">
            <text:p>0.3064516129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730224358598481">
            <text:p>0.7302243586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713149436671875">
            <text:p>0.7131494367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725627758752014">
            <text:p>0.7256277588</text:p>
          </table:table-cell>
          <table:table-cell office:value-type="float" office:value="0.310483870967742">
            <text:p>0.310483871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760220492933664">
            <text:p>0.7602204929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716877727794289">
            <text:p>0.7168777278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707729316276077">
            <text:p>0.7077293163</text:p>
          </table:table-cell>
          <table:table-cell office:value-type="float" office:value="0.342741935483871">
            <text:p>0.3427419355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699442198311195">
            <text:p>0.6994421983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716273317988453">
            <text:p>0.716273318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719359614745512">
            <text:p>0.7193596147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722766335214753">
            <text:p>0.7227663352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753350811040447">
            <text:p>0.753350811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760706767043546">
            <text:p>0.760706767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750308153094364">
            <text:p>0.7503081531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764404045130446">
            <text:p>0.7644040451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726789276318598">
            <text:p>0.7267892763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745975315723368">
            <text:p>0.7459753157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715340539413797">
            <text:p>0.7153405394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735224160518102">
            <text:p>0.7352241605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754587767594299">
            <text:p>0.7545877676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72838734412674">
            <text:p>0.7283873441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774902249563342">
            <text:p>0.7749022496</text:p>
          </table:table-cell>
          <table:table-cell office:value-type="float" office:value="0.330645161290323">
            <text:p>0.330645161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754770534984844">
            <text:p>0.754770535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710573606411737">
            <text:p>0.7105736064</text:p>
          </table:table-cell>
          <table:table-cell office:value-type="float" office:value="0.314516129032258">
            <text:p>0.314516129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756178118947495">
            <text:p>0.7561781189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747424958163491">
            <text:p>0.7474249582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712087326206577">
            <text:p>0.7120873262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730815590964458">
            <text:p>0.730815591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748052357498226">
            <text:p>0.7480523575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731399030497666">
            <text:p>0.7313990305</text:p>
          </table:table-cell>
          <table:table-cell office:value-type="float" office:value="0.354838709677419">
            <text:p>0.3548387097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731379499080076">
            <text:p>0.7313794991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706921624301651">
            <text:p>0.7069216243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727784174321508">
            <text:p>0.7277841743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71891961330022">
            <text:p>0.7189196133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700349680741195">
            <text:p>0.7003496807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730152880828004">
            <text:p>0.7301528808</text:p>
          </table:table-cell>
          <table:table-cell office:value-type="float" office:value="0.338709677419355">
            <text:p>0.3387096774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719748873656353">
            <text:p>0.7197488737</text:p>
          </table:table-cell>
          <table:table-cell office:value-type="float" office:value="0.350806451612903">
            <text:p>0.3508064516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711021536594881">
            <text:p>0.7110215366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733208100199612">
            <text:p>0.7332081002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734153268859423">
            <text:p>0.7341532689</text:p>
          </table:table-cell>
          <table:table-cell office:value-type="float" office:value="0.338709677419355">
            <text:p>0.3387096774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764898576879673">
            <text:p>0.7648985769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768779684019723">
            <text:p>0.768779684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743273434188712">
            <text:p>0.7432734342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730022351907013">
            <text:p>0.7300223519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701878735816867">
            <text:p>0.7018787358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784890688084036">
            <text:p>0.7848906881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748354622500383">
            <text:p>0.7483546225</text:p>
          </table:table-cell>
          <table:table-cell office:value-type="float" office:value="0.354838709677419">
            <text:p>0.3548387097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754338178964424">
            <text:p>0.754338179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766117000533082">
            <text:p>0.7661170005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745379530860786">
            <text:p>0.7453795309</text:p>
          </table:table-cell>
          <table:table-cell office:value-type="float" office:value="0.350806451612903">
            <text:p>0.3508064516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763394818669212">
            <text:p>0.7633948187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729434572244813">
            <text:p>0.7294345722</text:p>
          </table:table-cell>
          <table:table-cell office:value-type="float" office:value="0.342741935483871">
            <text:p>0.3427419355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762548297974358">
            <text:p>0.762548298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74263747390634">
            <text:p>0.7426374739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742307600347027">
            <text:p>0.7423076003</text:p>
          </table:table-cell>
          <table:table-cell office:value-type="float" office:value="0.318548387096774">
            <text:p>0.3185483871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727810889523546">
            <text:p>0.7278108895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718402967818617">
            <text:p>0.7184029678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723654463620352">
            <text:p>0.7236544636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700031761138502">
            <text:p>0.7000317611</text:p>
          </table:table-cell>
          <table:table-cell office:value-type="float" office:value="0.32258064516129">
            <text:p>0.3225806452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684261007694953">
            <text:p>0.6842610077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720862233216508">
            <text:p>0.7208622332</text:p>
          </table:table-cell>
          <table:table-cell office:value-type="float" office:value="0.350806451612903">
            <text:p>0.3508064516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684897474288222">
            <text:p>0.6848974743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674284995294049">
            <text:p>0.6742849953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708329005085379">
            <text:p>0.7083290051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705016157202355">
            <text:p>0.7050161572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733231210831609">
            <text:p>0.7332312108</text:p>
          </table:table-cell>
          <table:table-cell office:value-type="float" office:value="0.338709677419355">
            <text:p>0.3387096774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769219960645067">
            <text:p>0.7692199606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764855911035233">
            <text:p>0.764855911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765429382564877">
            <text:p>0.7654293826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738688733020787">
            <text:p>0.738688733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704175110291327">
            <text:p>0.7041751103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676161786393153">
            <text:p>0.6761617864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696849267112664">
            <text:p>0.6968492671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704161930183796">
            <text:p>0.7041619302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669306986177493">
            <text:p>0.6693069862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697699125947879">
            <text:p>0.6976991259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680729595389068">
            <text:p>0.6807295954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709529656668423">
            <text:p>0.7095296567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71127313773841">
            <text:p>0.7112731377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726558680624685">
            <text:p>0.7265586806</text:p>
          </table:table-cell>
          <table:table-cell office:value-type="float" office:value="0.354838709677419">
            <text:p>0.3548387097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733549334965801">
            <text:p>0.733549335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701043830243166">
            <text:p>0.7010438302</text:p>
          </table:table-cell>
          <table:table-cell office:value-type="float" office:value="0.32258064516129">
            <text:p>0.3225806452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681458012512703">
            <text:p>0.6814580125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684735484548738">
            <text:p>0.6847354845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713206701775051">
            <text:p>0.7132067018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758888079350202">
            <text:p>0.7588880794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771397232127991">
            <text:p>0.7713972321</text:p>
          </table:table-cell>
          <table:table-cell office:value-type="float" office:value="0.350806451612903">
            <text:p>0.3508064516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775323079525613">
            <text:p>0.7753230795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779057460218392">
            <text:p>0.7790574602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732362736175566">
            <text:p>0.7323627362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701581307255938">
            <text:p>0.7015813073</text:p>
          </table:table-cell>
          <table:table-cell office:value-type="float" office:value="0.346774193548387">
            <text:p>0.3467741935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711074591439126">
            <text:p>0.7110745914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722791901291315">
            <text:p>0.7227919013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750532315163758">
            <text:p>0.7505323152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742434024206103">
            <text:p>0.7424340242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758143938125172">
            <text:p>0.7581439381</text:p>
          </table:table-cell>
          <table:table-cell office:value-type="float" office:value="0.32258064516129">
            <text:p>0.3225806452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711045548269967">
            <text:p>0.7110455483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709070271903285">
            <text:p>0.7090702719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741519346465712">
            <text:p>0.7415193465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770362646866034">
            <text:p>0.7703626469</text:p>
          </table:table-cell>
          <table:table-cell office:value-type="float" office:value="0.350806451612903">
            <text:p>0.3508064516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716746629185134">
            <text:p>0.7167466292</text:p>
          </table:table-cell>
          <table:table-cell office:value-type="float" office:value="0.338709677419355">
            <text:p>0.3387096774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717435248077298">
            <text:p>0.7174352481</text:p>
          </table:table-cell>
          <table:table-cell office:value-type="float" office:value="0.354838709677419">
            <text:p>0.3548387097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704059793076417">
            <text:p>0.7040597931</text:p>
          </table:table-cell>
          <table:table-cell office:value-type="float" office:value="0.342741935483871">
            <text:p>0.3427419355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720853626539578">
            <text:p>0.7208536265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713914895263624">
            <text:p>0.7139148953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710387606810411">
            <text:p>0.7103876068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690975381735748">
            <text:p>0.6909753817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720845832755453">
            <text:p>0.7208458328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687152502768298">
            <text:p>0.6871525028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699909450693269">
            <text:p>0.6999094507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712340807224596">
            <text:p>0.7123408072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687790516434326">
            <text:p>0.6877905164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681719747121096">
            <text:p>0.6817197471</text:p>
          </table:table-cell>
          <table:table-cell office:value-type="float" office:value="0.338709677419355">
            <text:p>0.3387096774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737975463113709">
            <text:p>0.7379754631</text:p>
          </table:table-cell>
          <table:table-cell office:value-type="float" office:value="0.318548387096774">
            <text:p>0.3185483871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745220758856686">
            <text:p>0.7452207589</text:p>
          </table:table-cell>
          <table:table-cell office:value-type="float" office:value="0.32258064516129">
            <text:p>0.3225806452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728512106039761">
            <text:p>0.728512106</text:p>
          </table:table-cell>
          <table:table-cell office:value-type="float" office:value="0.241935483870968">
            <text:p>0.2419354839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726690980119129">
            <text:p>0.7266909801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73520119918091">
            <text:p>0.7352011992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728510596634691">
            <text:p>0.7285105966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708654707083652">
            <text:p>0.7086547071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721858027212051">
            <text:p>0.7218580272</text:p>
          </table:table-cell>
          <table:table-cell office:value-type="float" office:value="0.334677419354839">
            <text:p>0.3346774194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705239475297306">
            <text:p>0.7052394753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715616224030873">
            <text:p>0.715616224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740193566167332">
            <text:p>0.7401935662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737329607523841">
            <text:p>0.7373296075</text:p>
          </table:table-cell>
          <table:table-cell office:value-type="float" office:value="0.346774193548387">
            <text:p>0.3467741935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743468722376749">
            <text:p>0.7434687224</text:p>
          </table:table-cell>
          <table:table-cell office:value-type="float" office:value="0.326612903225806">
            <text:p>0.3266129032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735013007434838">
            <text:p>0.7350130074</text:p>
          </table:table-cell>
          <table:table-cell office:value-type="float" office:value="0.354838709677419">
            <text:p>0.3548387097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755846325394348">
            <text:p>0.7558463254</text:p>
          </table:table-cell>
          <table:table-cell office:value-type="float" office:value="0.334677419354839">
            <text:p>0.3346774194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720856995720413">
            <text:p>0.7208569957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750593966261275">
            <text:p>0.7505939663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74645584864443">
            <text:p>0.7464558486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734248227801438">
            <text:p>0.7342482278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742338631544591">
            <text:p>0.7423386315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73261545743444">
            <text:p>0.7326154574</text:p>
          </table:table-cell>
          <table:table-cell office:value-type="float" office:value="0.354838709677419">
            <text:p>0.3548387097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704678000439039">
            <text:p>0.7046780004</text:p>
          </table:table-cell>
          <table:table-cell office:value-type="float" office:value="0.342741935483871">
            <text:p>0.3427419355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721066033347186">
            <text:p>0.7210660333</text:p>
          </table:table-cell>
          <table:table-cell office:value-type="float" office:value="0.350806451612903">
            <text:p>0.3508064516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735550448048675">
            <text:p>0.735550448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725452144739155">
            <text:p>0.7254521447</text:p>
          </table:table-cell>
          <table:table-cell office:value-type="float" office:value="0.330645161290323">
            <text:p>0.3306451613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724787383549158">
            <text:p>0.7247873835</text:p>
          </table:table-cell>
          <table:table-cell office:value-type="float" office:value="0.298387096774194">
            <text:p>0.2983870968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731874377826838">
            <text:p>0.7318743778</text:p>
          </table:table-cell>
          <table:table-cell office:value-type="float" office:value="0.342741935483871">
            <text:p>0.3427419355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71519093503277">
            <text:p>0.715190935</text:p>
          </table:table-cell>
          <table:table-cell office:value-type="float" office:value="0.334677419354839">
            <text:p>0.3346774194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747898770584788">
            <text:p>0.7478987706</text:p>
          </table:table-cell>
          <table:table-cell office:value-type="float" office:value="0.346774193548387">
            <text:p>0.346774193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707536481489523">
            <text:p>0.7075364815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719335839407607">
            <text:p>0.7193358394</text:p>
          </table:table-cell>
          <table:table-cell office:value-type="float" office:value="0.330645161290323">
            <text:p>0.3306451613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751854519711347">
            <text:p>0.7518545197</text:p>
          </table:table-cell>
          <table:table-cell office:value-type="float" office:value="0.354838709677419">
            <text:p>0.3548387097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772849555973331">
            <text:p>0.772849556</text:p>
          </table:table-cell>
          <table:table-cell office:value-type="float" office:value="0.326612903225806">
            <text:p>0.3266129032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743777279687441">
            <text:p>0.7437772797</text:p>
          </table:table-cell>
          <table:table-cell office:value-type="float" office:value="0.338709677419355">
            <text:p>0.3387096774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730257926810185">
            <text:p>0.7302579268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73788027720278">
            <text:p>0.7378802772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734992919242406">
            <text:p>0.7349929192</text:p>
          </table:table-cell>
          <table:table-cell office:value-type="float" office:value="0.346774193548387">
            <text:p>0.3467741935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717359382636632">
            <text:p>0.7173593826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709398753752004">
            <text:p>0.7093987538</text:p>
          </table:table-cell>
          <table:table-cell office:value-type="float" office:value="0.326612903225806">
            <text:p>0.3266129032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714774471671869">
            <text:p>0.7147744717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701769683327807">
            <text:p>0.7017696833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706089405704473">
            <text:p>0.7060894057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683144677055554">
            <text:p>0.6831446771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660125840101022">
            <text:p>0.6601258401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706503708097428">
            <text:p>0.7065037081</text:p>
          </table:table-cell>
          <table:table-cell office:value-type="float" office:value="0.354838709677419">
            <text:p>0.3548387097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710927190710146">
            <text:p>0.7109271907</text:p>
          </table:table-cell>
          <table:table-cell office:value-type="float" office:value="0.342741935483871">
            <text:p>0.3427419355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693746850713514">
            <text:p>0.6937468507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674275289440783">
            <text:p>0.6742752894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672439968963977">
            <text:p>0.672439969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71353528562821">
            <text:p>0.7135352856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711233054692904">
            <text:p>0.7112330547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728046814436948">
            <text:p>0.7280468144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715778447866692">
            <text:p>0.7157784479</text:p>
          </table:table-cell>
          <table:table-cell office:value-type="float" office:value="0.338709677419355">
            <text:p>0.3387096774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699140624076932">
            <text:p>0.6991406241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66898654283983">
            <text:p>0.6689865428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690193872015309">
            <text:p>0.690193872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67707069785939">
            <text:p>0.6770706979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657104894321375">
            <text:p>0.6571048943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679065910527095">
            <text:p>0.6790659105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68216014624014">
            <text:p>0.6821601462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682037452388729">
            <text:p>0.6820374524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699338001661598">
            <text:p>0.6993380017</text:p>
          </table:table-cell>
          <table:table-cell office:value-type="float" office:value="0.32258064516129">
            <text:p>0.3225806452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689530301609028">
            <text:p>0.6895303016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687517353372806">
            <text:p>0.6875173534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701952779902705">
            <text:p>0.7019527799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711030946336141">
            <text:p>0.7110309463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695585241862628">
            <text:p>0.6955852419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681490569799851">
            <text:p>0.6814905698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693968249676992">
            <text:p>0.6939682497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687057901301179">
            <text:p>0.6870579013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684190175205757">
            <text:p>0.6841901752</text:p>
          </table:table-cell>
          <table:table-cell office:value-type="float" office:value="0.346774193548387">
            <text:p>0.3467741935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680679135119968">
            <text:p>0.6806791351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726648404142229">
            <text:p>0.7266484041</text:p>
          </table:table-cell>
          <table:table-cell office:value-type="float" office:value="0.354838709677419">
            <text:p>0.3548387097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724624354095732">
            <text:p>0.7246243541</text:p>
          </table:table-cell>
          <table:table-cell office:value-type="float" office:value="0.350806451612903">
            <text:p>0.3508064516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715161473590237">
            <text:p>0.7151614736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720117438332133">
            <text:p>0.7201174383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683068874770328">
            <text:p>0.6830688748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709135793584545">
            <text:p>0.7091357936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705337424981469">
            <text:p>0.705337425</text:p>
          </table:table-cell>
          <table:table-cell office:value-type="float" office:value="0.354838709677419">
            <text:p>0.3548387097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720283723537104">
            <text:p>0.7202837235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705030038368484">
            <text:p>0.7050300384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670030338235029">
            <text:p>0.6700303382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678888260132092">
            <text:p>0.6788882601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677694388713876">
            <text:p>0.6776943887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666567732426008">
            <text:p>0.6665677324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671625312342131">
            <text:p>0.6716253123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652425558254668">
            <text:p>0.6524255583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650101961143647">
            <text:p>0.6501019611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675813155448268">
            <text:p>0.6758131554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696379959734242">
            <text:p>0.6963799597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679308207078183">
            <text:p>0.6793082071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687477412208664">
            <text:p>0.6874774122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685480533601659">
            <text:p>0.6854805336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728534622547515">
            <text:p>0.7285346225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732505528891086">
            <text:p>0.7325055289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737917157530505">
            <text:p>0.7379171575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750553380665443">
            <text:p>0.7505533807</text:p>
          </table:table-cell>
          <table:table-cell office:value-type="float" office:value="0.350806451612903">
            <text:p>0.3508064516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42623165694011">
            <text:p>0.7426231657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730907962014995">
            <text:p>0.730907962</text:p>
          </table:table-cell>
          <table:table-cell office:value-type="float" office:value="0.338709677419355">
            <text:p>0.3387096774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767868877685065">
            <text:p>0.7678688777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73283542477555">
            <text:p>0.7328354248</text:p>
          </table:table-cell>
          <table:table-cell office:value-type="float" office:value="0.350806451612903">
            <text:p>0.3508064516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741827866522491">
            <text:p>0.7418278665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722519063852588">
            <text:p>0.7225190639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722773544996512">
            <text:p>0.722773545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738656587765566">
            <text:p>0.7386565878</text:p>
          </table:table-cell>
          <table:table-cell office:value-type="float" office:value="0.310483870967742">
            <text:p>0.310483871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734237890313626">
            <text:p>0.7342378903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730489222696488">
            <text:p>0.7304892227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23755259452511">
            <text:p>0.7237552595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744560655880721">
            <text:p>0.7445606559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750820079303761">
            <text:p>0.7508200793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715262398228734">
            <text:p>0.7152623982</text:p>
          </table:table-cell>
          <table:table-cell office:value-type="float" office:value="0.32258064516129">
            <text:p>0.3225806452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710184604170787">
            <text:p>0.7101846042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723581975800617">
            <text:p>0.7235819758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735041542174727">
            <text:p>0.7350415422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690945433887811">
            <text:p>0.6909454339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715118778304439">
            <text:p>0.7151187783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693984534532563">
            <text:p>0.6939845345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84693778433542">
            <text:p>0.6846937784</text:p>
          </table:table-cell>
          <table:table-cell office:value-type="float" office:value="0.354838709677419">
            <text:p>0.3548387097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659246764473646">
            <text:p>0.6592467645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697085727677153">
            <text:p>0.6970857277</text:p>
          </table:table-cell>
          <table:table-cell office:value-type="float" office:value="0.350806451612903">
            <text:p>0.3508064516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724766547120163">
            <text:p>0.7247665471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704666361018027">
            <text:p>0.704666361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685140833564098">
            <text:p>0.6851408336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670064664927552">
            <text:p>0.6700646649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702609306583959">
            <text:p>0.7026093066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655302370612525">
            <text:p>0.6553023706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657249623382749">
            <text:p>0.6572496234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71121041041383">
            <text:p>0.671121041</text:p>
          </table:table-cell>
          <table:table-cell office:value-type="float" office:value="0.32258064516129">
            <text:p>0.3225806452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658028446828007">
            <text:p>0.6580284468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636625949510614">
            <text:p>0.6366259495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619524032354172">
            <text:p>0.6195240324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696840853468416">
            <text:p>0.6968408535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703286335283736">
            <text:p>0.7032863353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699003616267996">
            <text:p>0.6990036163</text:p>
          </table:table-cell>
          <table:table-cell office:value-type="float" office:value="0.463709677419355">
            <text:p>0.4637096774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677576270188718">
            <text:p>0.6775762702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674356920816823">
            <text:p>0.6743569208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730434624063829">
            <text:p>0.7304346241</text:p>
          </table:table-cell>
          <table:table-cell office:value-type="float" office:value="0.32258064516129">
            <text:p>0.3225806452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713777786717899">
            <text:p>0.7137777867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717071913407463">
            <text:p>0.7170719134</text:p>
          </table:table-cell>
          <table:table-cell office:value-type="float" office:value="0.334677419354839">
            <text:p>0.3346774194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712533748709904">
            <text:p>0.7125337487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655747133720856">
            <text:p>0.6557471337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72573311486916">
            <text:p>0.7257331149</text:p>
          </table:table-cell>
          <table:table-cell office:value-type="float" office:value="0.334677419354839">
            <text:p>0.3346774194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54274325406743">
            <text:p>0.7542743254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738965261148145">
            <text:p>0.7389652611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742695090933476">
            <text:p>0.7426950909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734478131818677">
            <text:p>0.7344781318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696852830934682">
            <text:p>0.6968528309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694430468188313">
            <text:p>0.6944304682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707181742570169">
            <text:p>0.7071817426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706392507807753">
            <text:p>0.7063925078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685481624605812">
            <text:p>0.6854816246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685353780280434">
            <text:p>0.6853537803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13903948497259">
            <text:p>0.7139039485</text:p>
          </table:table-cell>
          <table:table-cell office:value-type="float" office:value="0.318548387096774">
            <text:p>0.3185483871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678935202098562">
            <text:p>0.6789352021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662148294025308">
            <text:p>0.662148294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68012081322451">
            <text:p>0.6801208132</text:p>
          </table:table-cell>
          <table:table-cell office:value-type="float" office:value="0.346774193548387">
            <text:p>0.3467741935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682730233008214">
            <text:p>0.682730233</text:p>
          </table:table-cell>
          <table:table-cell office:value-type="float" office:value="0.338709677419355">
            <text:p>0.3387096774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680964408010494">
            <text:p>0.680964408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677703484514449">
            <text:p>0.6777034845</text:p>
          </table:table-cell>
          <table:table-cell office:value-type="float" office:value="0.342741935483871">
            <text:p>0.3427419355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710117130917575">
            <text:p>0.7101171309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690294620717519">
            <text:p>0.6902946207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688283593153932">
            <text:p>0.6882835932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6325782357179">
            <text:p>0.6632578236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727551519297133">
            <text:p>0.7275515193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686645287803789">
            <text:p>0.6866452878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690064675939896">
            <text:p>0.6900646759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681794264952011">
            <text:p>0.681794265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678466411345396">
            <text:p>0.6784664113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692862662002389">
            <text:p>0.692862662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685513601698257">
            <text:p>0.6855136017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67112291475277">
            <text:p>0.6711229148</text:p>
          </table:table-cell>
          <table:table-cell office:value-type="float" office:value="0.310483870967742">
            <text:p>0.310483871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704313060713058">
            <text:p>0.7043130607</text:p>
          </table:table-cell>
          <table:table-cell office:value-type="float" office:value="0.342741935483871">
            <text:p>0.3427419355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81190366558525">
            <text:p>0.6811903666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669808825793516">
            <text:p>0.6698088258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680251722946867">
            <text:p>0.6802517229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677565196449026">
            <text:p>0.6775651964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672395712803848">
            <text:p>0.6723957128</text:p>
          </table:table-cell>
          <table:table-cell office:value-type="float" office:value="0.330645161290323">
            <text:p>0.3306451613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665320470610912">
            <text:p>0.6653204706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671598873755259">
            <text:p>0.6715988738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657123812301579">
            <text:p>0.6571238123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652988954944934">
            <text:p>0.6529889549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647518750783375">
            <text:p>0.6475187508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64418546866469">
            <text:p>0.6441854687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635345358686442">
            <text:p>0.6353453587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647839904372292">
            <text:p>0.6478399044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636112033354148">
            <text:p>0.6361120334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636385077703943">
            <text:p>0.6363850777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4534521616741">
            <text:p>0.6453452162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642491394037932">
            <text:p>0.642491394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671776442763979">
            <text:p>0.6717764428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658494027998182">
            <text:p>0.658494028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700365024840945">
            <text:p>0.7003650248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661858613110055">
            <text:p>0.6618586131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673946228832776">
            <text:p>0.6739462288</text:p>
          </table:table-cell>
          <table:table-cell office:value-type="float" office:value="0.350806451612903">
            <text:p>0.3508064516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706060402315489">
            <text:p>0.7060604023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684727211453112">
            <text:p>0.6847272115</text:p>
          </table:table-cell>
          <table:table-cell office:value-type="float" office:value="0.354838709677419">
            <text:p>0.3548387097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68146440724146">
            <text:p>0.6814644072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78545078760921">
            <text:p>0.6785450788</text:p>
          </table:table-cell>
          <table:table-cell office:value-type="float" office:value="0.346774193548387">
            <text:p>0.3467741935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692162766071985">
            <text:p>0.6921627661</text:p>
          </table:table-cell>
          <table:table-cell office:value-type="float" office:value="0.338709677419355">
            <text:p>0.3387096774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711294957418767">
            <text:p>0.7112949574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732395765298563">
            <text:p>0.7323957653</text:p>
          </table:table-cell>
          <table:table-cell office:value-type="float" office:value="0.330645161290323">
            <text:p>0.3306451613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715487292339818">
            <text:p>0.7154872923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749968369481476">
            <text:p>0.7499683695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731213981305761">
            <text:p>0.7312139813</text:p>
          </table:table-cell>
          <table:table-cell office:value-type="float" office:value="0.342741935483871">
            <text:p>0.3427419355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739509211866069">
            <text:p>0.7395092119</text:p>
          </table:table-cell>
          <table:table-cell office:value-type="float" office:value="0.354838709677419">
            <text:p>0.3548387097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708385913706421">
            <text:p>0.7083859137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719329568635164">
            <text:p>0.7193295686</text:p>
          </table:table-cell>
          <table:table-cell office:value-type="float" office:value="0.338709677419355">
            <text:p>0.3387096774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25023803046397">
            <text:p>0.725023803</text:p>
          </table:table-cell>
          <table:table-cell office:value-type="float" office:value="0.342741935483871">
            <text:p>0.3427419355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742358529855449">
            <text:p>0.7423585299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697612132700158">
            <text:p>0.6976121327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674238108899756">
            <text:p>0.6742381089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700189200144502">
            <text:p>0.7001892001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68417589918069">
            <text:p>0.6841758992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700069860691392">
            <text:p>0.7000698607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713416214777852">
            <text:p>0.7134162148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700271368918579">
            <text:p>0.7002713689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712883698224942">
            <text:p>0.7128836982</text:p>
          </table:table-cell>
          <table:table-cell office:value-type="float" office:value="0.330645161290323">
            <text:p>0.3306451613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14208618156204">
            <text:p>0.7142086182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712538229995485">
            <text:p>0.71253823</text:p>
          </table:table-cell>
          <table:table-cell office:value-type="float" office:value="0.334677419354839">
            <text:p>0.3346774194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672845374615658">
            <text:p>0.6728453746</text:p>
          </table:table-cell>
          <table:table-cell office:value-type="float" office:value="0.354838709677419">
            <text:p>0.3548387097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706115491315352">
            <text:p>0.7061154913</text:p>
          </table:table-cell>
          <table:table-cell office:value-type="float" office:value="0.338709677419355">
            <text:p>0.3387096774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707792170832171">
            <text:p>0.7077921708</text:p>
          </table:table-cell>
          <table:table-cell office:value-type="float" office:value="0.334677419354839">
            <text:p>0.3346774194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712075981579811">
            <text:p>0.7120759816</text:p>
          </table:table-cell>
          <table:table-cell office:value-type="float" office:value="0.350806451612903">
            <text:p>0.3508064516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690860265215623">
            <text:p>0.6908602652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683670841713331">
            <text:p>0.6836708417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686566415513185">
            <text:p>0.6865664155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682213322651383">
            <text:p>0.6822133227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677826757964086">
            <text:p>0.677826758</text:p>
          </table:table-cell>
          <table:table-cell office:value-type="float" office:value="0.354838709677419">
            <text:p>0.3548387097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679438825986802">
            <text:p>0.679438826</text:p>
          </table:table-cell>
          <table:table-cell office:value-type="float" office:value="0.342741935483871">
            <text:p>0.3427419355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672588134066686">
            <text:p>0.6725881341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674088219569508">
            <text:p>0.6740882196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664624163152599">
            <text:p>0.6646241632</text:p>
          </table:table-cell>
          <table:table-cell office:value-type="float" office:value="0.350806451612903">
            <text:p>0.3508064516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98485281533645">
            <text:p>0.6984852815</text:p>
          </table:table-cell>
          <table:table-cell office:value-type="float" office:value="0.314516129032258">
            <text:p>0.314516129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710399904414692">
            <text:p>0.7103999044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703030408509394">
            <text:p>0.7030304085</text:p>
          </table:table-cell>
          <table:table-cell office:value-type="float" office:value="0.342741935483871">
            <text:p>0.3427419355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690941781253767">
            <text:p>0.6909417813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707425039065625">
            <text:p>0.7074250391</text:p>
          </table:table-cell>
          <table:table-cell office:value-type="float" office:value="0.326612903225806">
            <text:p>0.3266129032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709266448938247">
            <text:p>0.7092664489</text:p>
          </table:table-cell>
          <table:table-cell office:value-type="float" office:value="0.298387096774194">
            <text:p>0.2983870968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705731902504412">
            <text:p>0.7057319025</text:p>
          </table:table-cell>
          <table:table-cell office:value-type="float" office:value="0.350806451612903">
            <text:p>0.3508064516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693911120894875">
            <text:p>0.6939111209</text:p>
          </table:table-cell>
          <table:table-cell office:value-type="float" office:value="0.342741935483871">
            <text:p>0.3427419355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721980389869688">
            <text:p>0.7219803899</text:p>
          </table:table-cell>
          <table:table-cell office:value-type="float" office:value="0.338709677419355">
            <text:p>0.3387096774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706280092536698">
            <text:p>0.7062800925</text:p>
          </table:table-cell>
          <table:table-cell office:value-type="float" office:value="0.346774193548387">
            <text:p>0.3467741935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91751598086384">
            <text:p>0.6917515981</text:p>
          </table:table-cell>
          <table:table-cell office:value-type="float" office:value="0.338709677419355">
            <text:p>0.3387096774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703540516696766">
            <text:p>0.7035405167</text:p>
          </table:table-cell>
          <table:table-cell office:value-type="float" office:value="0.326612903225806">
            <text:p>0.3266129032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710255799722517">
            <text:p>0.7102557997</text:p>
          </table:table-cell>
          <table:table-cell office:value-type="float" office:value="0.306451612903226">
            <text:p>0.3064516129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693993254894908">
            <text:p>0.6939932549</text:p>
          </table:table-cell>
          <table:table-cell office:value-type="float" office:value="0.32258064516129">
            <text:p>0.3225806452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683758611659883">
            <text:p>0.6837586117</text:p>
          </table:table-cell>
          <table:table-cell office:value-type="float" office:value="0.338709677419355">
            <text:p>0.3387096774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678863120243721">
            <text:p>0.6788631202</text:p>
          </table:table-cell>
          <table:table-cell office:value-type="float" office:value="0.346774193548387">
            <text:p>0.3467741935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694567562079823">
            <text:p>0.6945675621</text:p>
          </table:table-cell>
          <table:table-cell office:value-type="float" office:value="0.330645161290323">
            <text:p>0.3306451613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704473708200774">
            <text:p>0.7044737082</text:p>
          </table:table-cell>
          <table:table-cell office:value-type="float" office:value="0.342741935483871">
            <text:p>0.3427419355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691072107560646">
            <text:p>0.6910721076</text:p>
          </table:table-cell>
          <table:table-cell office:value-type="float" office:value="0.314516129032258">
            <text:p>0.314516129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672052282903067">
            <text:p>0.6720522829</text:p>
          </table:table-cell>
          <table:table-cell office:value-type="float" office:value="0.326612903225806">
            <text:p>0.3266129032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99965454741041">
            <text:p>0.6999654547</text:p>
          </table:table-cell>
          <table:table-cell office:value-type="float" office:value="0.318548387096774">
            <text:p>0.3185483871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713276112868445">
            <text:p>0.7132761129</text:p>
          </table:table-cell>
          <table:table-cell office:value-type="float" office:value="0.318548387096774">
            <text:p>0.3185483871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695668750862113">
            <text:p>0.6956687509</text:p>
          </table:table-cell>
          <table:table-cell office:value-type="float" office:value="0.342741935483871">
            <text:p>0.3427419355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706960764797295">
            <text:p>0.7069607648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713085246561012">
            <text:p>0.7130852466</text:p>
          </table:table-cell>
          <table:table-cell office:value-type="float" office:value="0.346774193548387">
            <text:p>0.3467741935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711084195241394">
            <text:p>0.7110841952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691405173759185">
            <text:p>0.6914051738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68092447443024">
            <text:p>0.6809244744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72179942565945">
            <text:p>0.7217994257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753312903809055">
            <text:p>0.7533129038</text:p>
          </table:table-cell>
          <table:table-cell office:value-type="float" office:value="0.342741935483871">
            <text:p>0.3427419355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725993987794074">
            <text:p>0.7259939878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703640002054217">
            <text:p>0.7036400021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70555446594303">
            <text:p>0.7055544659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714107102156063">
            <text:p>0.7141071022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713879541327172">
            <text:p>0.7138795413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712971299535985">
            <text:p>0.7129712995</text:p>
          </table:table-cell>
          <table:table-cell office:value-type="float" office:value="0.314516129032258">
            <text:p>0.314516129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691522865409813">
            <text:p>0.6915228654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696036463658819">
            <text:p>0.6960364637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713283303106247">
            <text:p>0.7132833031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679316676052063">
            <text:p>0.6793166761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653550393081446">
            <text:p>0.6535503931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671923819167648">
            <text:p>0.6719238192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64943630555068">
            <text:p>0.6494363056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683043914361251">
            <text:p>0.6830439144</text:p>
          </table:table-cell>
          <table:table-cell office:value-type="float" office:value="0.346774193548387">
            <text:p>0.3467741935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.647855673804113">
            <text:p>0.6478556738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636305290363839">
            <text:p>0.6363052904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634665615381187">
            <text:p>0.6346656154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688169674055534">
            <text:p>0.6881696741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68361480778934">
            <text:p>0.6836148078</text:p>
          </table:table-cell>
          <table:table-cell office:value-type="float" office:value="0.334677419354839">
            <text:p>0.3346774194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.674133244849868">
            <text:p>0.6741332448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66545098116271">
            <text:p>0.6654509812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662362648576883">
            <text:p>0.6623626486</text:p>
          </table:table-cell>
          <table:table-cell office:value-type="float" office:value="0.330645161290323">
            <text:p>0.3306451613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685645117934509">
            <text:p>0.6856451179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671722580650551">
            <text:p>0.6717225807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667774197258576">
            <text:p>0.6677741973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.686522322816903">
            <text:p>0.6865223228</text:p>
          </table:table-cell>
          <table:table-cell office:value-type="float" office:value="0.310483870967742">
            <text:p>0.310483871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.714501111659241">
            <text:p>0.7145011117</text:p>
          </table:table-cell>
          <table:table-cell office:value-type="float" office:value="0.338709677419355">
            <text:p>0.3387096774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701591944180982">
            <text:p>0.7015919442</text:p>
          </table:table-cell>
          <table:table-cell office:value-type="float" office:value="0.338709677419355">
            <text:p>0.3387096774</text:p>
          </table:table-cell>
          <table:table-cell/>
        </table:table-row>
        <table:table-row table:style-name="ro1">
          <table:table-cell office:value-type="string">
            <text:p>Time to train (in seconds): 85.96</text:p>
          </table:table-cell>
          <table:table-cell table:number-columns-repeated="3"/>
        </table:table-row>
        <table:table-row table:style-name="ro1">
          <table:table-cell office:value-type="string">
            <text:p>Training set accuracy: 0.42048517520215634</text:p>
          </table:table-cell>
          <table:table-cell table:number-columns-repeated="3"/>
        </table:table-row>
        <table:table-row table:style-name="ro1">
          <table:table-cell office:value-type="string">
            <text:p>Test set accuracy: 0.3387096774193548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2/18/2013</text:date>, <text:time>20:4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8T20:36:20</dc:date>
    <dc:creator>steve </dc:creator>
    <meta:generator>LibreOffice/3.4$Unix LibreOffice_project/340m1$Build-402</meta:generator>
    <meta:document-statistic meta:table-count="1" meta:cell-count="15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72cm" svg:y="0.316cm" chart:style-name="ch2">
          <text:p>alpha = 0.9, n = 0.2, 1 hidden layer (64 units)</text:p>
        </chart:title>
        <chart:legend chart:legend-position="end" svg:x="10.872cm" svg:y="3.753cm" style:legend-expansion="high" chart:style-name="ch3"/>
        <chart:plot-area chart:style-name="ch4" table:cell-range-address="Sheet1.A14:Sheet1.C513 Sheet1.B13:Sheet1.C13" chart:data-source-has-labels="row" svg:x="1.331cm" svg:y="1.635cm" svg:width="8.901cm" svg:height="6.204cm">
          <chartooo:coordinate-region svg:x="2.058cm" svg:y="1.834cm" svg:width="7.894cm" svg:height="5.358cm"/>
          <chart:axis chart:dimension="x" chart:name="primary-x" chart:style-name="ch5">
            <chart:title svg:x="5.181cm" svg:y="8.019cm" chart:style-name="ch6">
              <text:p>Epochs</text:p>
            </chart:title>
            <chart:grid chart:style-name="ch7" chart:class="major"/>
          </chart:axis>
          <chart:axis chart:dimension="y" chart:name="primary-y" chart:style-name="ch5">
            <chart:title svg:x="0.451cm" svg:y="4.94cm" chart:style-name="ch8">
              <text:p>%</text:p>
            </chart:title>
            <chart:grid chart:style-name="ch7" chart:class="major"/>
          </chart:axis>
          <chart:series chart:style-name="ch9" chart:values-cell-range-address="Sheet1.B14:Sheet1.B513" chart:label-cell-address="Sheet1.B13:Sheet1.B13" chart:class="chart:scatter">
            <chart:domain table:cell-range-address="Sheet1.A14:Sheet1.A513"/>
            <chart:data-point chart:repeated="500"/>
          </chart:series>
          <chart:series chart:style-name="ch10" chart:values-cell-range-address="Sheet1.C14:Sheet1.C513" chart:label-cell-address="Sheet1.C13:Sheet1.C13" chart:class="chart:scatter"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raining MSE</text:p>
                <draw:g>
                  <svg:desc>Sheet1.B13:Sheet1.B13</svg:desc>
                </draw:g>
              </table:table-cell>
              <table:table-cell office:value-type="string">
                <text:p> Validation Classification Accuracy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4:Sheet1.A513</svg:desc>
                </draw:g>
              </table:table-cell>
              <table:table-cell office:value-type="float" office:value="0.951060957702163">
                <text:p>0.951060957702163</text:p>
                <draw:g>
                  <svg:desc>Sheet1.B14:Sheet1.B513</svg:desc>
                </draw:g>
              </table:table-cell>
              <table:table-cell office:value-type="float" office:value="0.173387096774194">
                <text:p>0.173387096774194</text:p>
                <draw:g>
                  <svg:desc>Sheet1.C14:Sheet1.C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91336899996877">
                <text:p>0.891336899996877</text:p>
              </table:table-cell>
              <table:table-cell office:value-type="float" office:value="0.205645161290323">
                <text:p>0.2056451612903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4946654272029">
                <text:p>0.84946654272029</text:p>
              </table:table-cell>
              <table:table-cell office:value-type="float" office:value="0.193548387096774">
                <text:p>0.193548387096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43133055366005">
                <text:p>0.843133055366005</text:p>
              </table:table-cell>
              <table:table-cell office:value-type="float" office:value="0.237903225806452">
                <text:p>0.2379032258064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42236784092245">
                <text:p>0.842236784092245</text:p>
              </table:table-cell>
              <table:table-cell office:value-type="float" office:value="0.225806451612903">
                <text:p>0.2258064516129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25111037733798">
                <text:p>0.825111037733798</text:p>
              </table:table-cell>
              <table:table-cell office:value-type="float" office:value="0.270161290322581">
                <text:p>0.2701612903225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94222832199942">
                <text:p>0.794222832199942</text:p>
              </table:table-cell>
              <table:table-cell office:value-type="float" office:value="0.237903225806452">
                <text:p>0.237903225806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15987595503388">
                <text:p>0.815987595503388</text:p>
              </table:table-cell>
              <table:table-cell office:value-type="float" office:value="0.237903225806452">
                <text:p>0.237903225806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82285364275259">
                <text:p>0.782285364275259</text:p>
              </table:table-cell>
              <table:table-cell office:value-type="float" office:value="0.193548387096774">
                <text:p>0.1935483870967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84917061073982">
                <text:p>0.784917061073982</text:p>
              </table:table-cell>
              <table:table-cell office:value-type="float" office:value="0.278225806451613">
                <text:p>0.2782258064516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85440121209823">
                <text:p>0.785440121209823</text:p>
              </table:table-cell>
              <table:table-cell office:value-type="float" office:value="0.209677419354839">
                <text:p>0.2096774193548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96658676633389">
                <text:p>0.796658676633389</text:p>
              </table:table-cell>
              <table:table-cell office:value-type="float" office:value="0.233870967741935">
                <text:p>0.2338709677419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22928026101421">
                <text:p>0.822928026101421</text:p>
              </table:table-cell>
              <table:table-cell office:value-type="float" office:value="0.274193548387097">
                <text:p>0.274193548387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33792048446947">
                <text:p>0.833792048446947</text:p>
              </table:table-cell>
              <table:table-cell office:value-type="float" office:value="0.290322580645161">
                <text:p>0.290322580645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8032442096963">
                <text:p>0.78032442096963</text:p>
              </table:table-cell>
              <table:table-cell office:value-type="float" office:value="0.314516129032258">
                <text:p>0.3145161290322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07285862568647">
                <text:p>0.807285862568647</text:p>
              </table:table-cell>
              <table:table-cell office:value-type="float" office:value="0.258064516129032">
                <text:p>0.258064516129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18985762499266">
                <text:p>0.818985762499266</text:p>
              </table:table-cell>
              <table:table-cell office:value-type="float" office:value="0.290322580645161">
                <text:p>0.2903225806451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09064407787179">
                <text:p>0.809064407787179</text:p>
              </table:table-cell>
              <table:table-cell office:value-type="float" office:value="0.262096774193548">
                <text:p>0.2620967741935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796628503225313">
                <text:p>0.796628503225313</text:p>
              </table:table-cell>
              <table:table-cell office:value-type="float" office:value="0.278225806451613">
                <text:p>0.2782258064516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07576622666591">
                <text:p>0.807576622666591</text:p>
              </table:table-cell>
              <table:table-cell office:value-type="float" office:value="0.326612903225806">
                <text:p>0.3266129032258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18088017151161">
                <text:p>0.818088017151161</text:p>
              </table:table-cell>
              <table:table-cell office:value-type="float" office:value="0.229838709677419">
                <text:p>0.2298387096774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26642790313002">
                <text:p>0.826642790313002</text:p>
              </table:table-cell>
              <table:table-cell office:value-type="float" office:value="0.326612903225806">
                <text:p>0.3266129032258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04308299339628">
                <text:p>0.804308299339628</text:p>
              </table:table-cell>
              <table:table-cell office:value-type="float" office:value="0.294354838709677">
                <text:p>0.2943548387096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07300228192633">
                <text:p>0.807300228192633</text:p>
              </table:table-cell>
              <table:table-cell office:value-type="float" office:value="0.262096774193548">
                <text:p>0.2620967741935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797286764781929">
                <text:p>0.797286764781929</text:p>
              </table:table-cell>
              <table:table-cell office:value-type="float" office:value="0.326612903225806">
                <text:p>0.3266129032258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779451743580409">
                <text:p>0.779451743580409</text:p>
              </table:table-cell>
              <table:table-cell office:value-type="float" office:value="0.266129032258064">
                <text:p>0.2661290322580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06233520102493">
                <text:p>0.806233520102493</text:p>
              </table:table-cell>
              <table:table-cell office:value-type="float" office:value="0.326612903225806">
                <text:p>0.3266129032258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787603860592807">
                <text:p>0.787603860592807</text:p>
              </table:table-cell>
              <table:table-cell office:value-type="float" office:value="0.298387096774194">
                <text:p>0.2983870967741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765079848691563">
                <text:p>0.765079848691563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38983915632051">
                <text:p>0.738983915632051</text:p>
              </table:table-cell>
              <table:table-cell office:value-type="float" office:value="0.350806451612903">
                <text:p>0.3508064516129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770003285581606">
                <text:p>0.770003285581606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751725810935945">
                <text:p>0.751725810935945</text:p>
              </table:table-cell>
              <table:table-cell office:value-type="float" office:value="0.346774193548387">
                <text:p>0.3467741935483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781119654102318">
                <text:p>0.781119654102318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781426836423783">
                <text:p>0.781426836423783</text:p>
              </table:table-cell>
              <table:table-cell office:value-type="float" office:value="0.330645161290323">
                <text:p>0.3306451612903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757028994371839">
                <text:p>0.757028994371839</text:p>
              </table:table-cell>
              <table:table-cell office:value-type="float" office:value="0.314516129032258">
                <text:p>0.3145161290322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750359732889622">
                <text:p>0.750359732889622</text:p>
              </table:table-cell>
              <table:table-cell office:value-type="float" office:value="0.306451612903226">
                <text:p>0.3064516129032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794617502860117">
                <text:p>0.794617502860117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798204391931475">
                <text:p>0.798204391931475</text:p>
              </table:table-cell>
              <table:table-cell office:value-type="float" office:value="0.258064516129032">
                <text:p>0.2580645161290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799345676633448">
                <text:p>0.799345676633448</text:p>
              </table:table-cell>
              <table:table-cell office:value-type="float" office:value="0.310483870967742">
                <text:p>0.3104838709677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87134374969116">
                <text:p>0.787134374969116</text:p>
              </table:table-cell>
              <table:table-cell office:value-type="float" office:value="0.330645161290323">
                <text:p>0.3306451612903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751886567588885">
                <text:p>0.751886567588885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781347028681148">
                <text:p>0.781347028681148</text:p>
              </table:table-cell>
              <table:table-cell office:value-type="float" office:value="0.346774193548387">
                <text:p>0.3467741935483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764122652256466">
                <text:p>0.764122652256466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771398228239601">
                <text:p>0.771398228239601</text:p>
              </table:table-cell>
              <table:table-cell office:value-type="float" office:value="0.278225806451613">
                <text:p>0.2782258064516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754129779269221">
                <text:p>0.754129779269221</text:p>
              </table:table-cell>
              <table:table-cell office:value-type="float" office:value="0.310483870967742">
                <text:p>0.3104838709677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739523451265036">
                <text:p>0.739523451265036</text:p>
              </table:table-cell>
              <table:table-cell office:value-type="float" office:value="0.306451612903226">
                <text:p>0.3064516129032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76398173112972">
                <text:p>0.76398173112972</text:p>
              </table:table-cell>
              <table:table-cell office:value-type="float" office:value="0.334677419354839">
                <text:p>0.3346774193548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725450869787106">
                <text:p>0.725450869787106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771391123036634">
                <text:p>0.771391123036634</text:p>
              </table:table-cell>
              <table:table-cell office:value-type="float" office:value="0.318548387096774">
                <text:p>0.3185483870967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66798314422658">
                <text:p>0.766798314422658</text:p>
              </table:table-cell>
              <table:table-cell office:value-type="float" office:value="0.350806451612903">
                <text:p>0.3508064516129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774361335796803">
                <text:p>0.774361335796803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77638960959137">
                <text:p>0.77638960959137</text:p>
              </table:table-cell>
              <table:table-cell office:value-type="float" office:value="0.350806451612903">
                <text:p>0.3508064516129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781049095059523">
                <text:p>0.781049095059523</text:p>
              </table:table-cell>
              <table:table-cell office:value-type="float" office:value="0.290322580645161">
                <text:p>0.2903225806451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760388698665905">
                <text:p>0.760388698665905</text:p>
              </table:table-cell>
              <table:table-cell office:value-type="float" office:value="0.346774193548387">
                <text:p>0.3467741935483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745438675305429">
                <text:p>0.745438675305429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73651107335817">
                <text:p>0.73651107335817</text:p>
              </table:table-cell>
              <table:table-cell office:value-type="float" office:value="0.306451612903226">
                <text:p>0.3064516129032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747260638531535">
                <text:p>0.747260638531535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743577877808243">
                <text:p>0.743577877808243</text:p>
              </table:table-cell>
              <table:table-cell office:value-type="float" office:value="0.274193548387097">
                <text:p>0.2741935483870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749191587939716">
                <text:p>0.749191587939716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35860012403414">
                <text:p>0.735860012403414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730531726445088">
                <text:p>0.730531726445088</text:p>
              </table:table-cell>
              <table:table-cell office:value-type="float" office:value="0.330645161290323">
                <text:p>0.3306451612903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731057821850408">
                <text:p>0.731057821850408</text:p>
              </table:table-cell>
              <table:table-cell office:value-type="float" office:value="0.334677419354839">
                <text:p>0.3346774193548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730826442531748">
                <text:p>0.730826442531748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715194709664714">
                <text:p>0.715194709664714</text:p>
              </table:table-cell>
              <table:table-cell office:value-type="float" office:value="0.318548387096774">
                <text:p>0.3185483870967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711113269755427">
                <text:p>0.711113269755427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724760900049828">
                <text:p>0.724760900049828</text:p>
              </table:table-cell>
              <table:table-cell office:value-type="float" office:value="0.330645161290323">
                <text:p>0.3306451612903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7489468731507">
                <text:p>0.7489468731507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72888729784564">
                <text:p>0.72888729784564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718920183718335">
                <text:p>0.718920183718335</text:p>
              </table:table-cell>
              <table:table-cell office:value-type="float" office:value="0.326612903225806">
                <text:p>0.3266129032258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26875151569394">
                <text:p>0.726875151569394</text:p>
              </table:table-cell>
              <table:table-cell office:value-type="float" office:value="0.334677419354839">
                <text:p>0.3346774193548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715542912554822">
                <text:p>0.715542912554822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720686086113031">
                <text:p>0.720686086113031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778783941536197">
                <text:p>0.778783941536197</text:p>
              </table:table-cell>
              <table:table-cell office:value-type="float" office:value="0.310483870967742">
                <text:p>0.3104838709677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741057702268865">
                <text:p>0.741057702268865</text:p>
              </table:table-cell>
              <table:table-cell office:value-type="float" office:value="0.346774193548387">
                <text:p>0.3467741935483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747639272559198">
                <text:p>0.747639272559198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735136283524795">
                <text:p>0.735136283524795</text:p>
              </table:table-cell>
              <table:table-cell office:value-type="float" office:value="0.346774193548387">
                <text:p>0.3467741935483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707534194304094">
                <text:p>0.707534194304094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706285280301082">
                <text:p>0.706285280301082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71047854121658">
                <text:p>0.71047854121658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28416028118347">
                <text:p>0.728416028118347</text:p>
              </table:table-cell>
              <table:table-cell office:value-type="float" office:value="0.306451612903226">
                <text:p>0.3064516129032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71129596596584">
                <text:p>0.71129596596584</text:p>
              </table:table-cell>
              <table:table-cell office:value-type="float" office:value="0.338709677419355">
                <text:p>0.3387096774193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701539354252216">
                <text:p>0.701539354252216</text:p>
              </table:table-cell>
              <table:table-cell office:value-type="float" office:value="0.338709677419355">
                <text:p>0.3387096774193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775428604593759">
                <text:p>0.775428604593759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716423795312324">
                <text:p>0.716423795312324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707188837313578">
                <text:p>0.707188837313578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733255293154744">
                <text:p>0.733255293154744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721286729762206">
                <text:p>0.721286729762206</text:p>
              </table:table-cell>
              <table:table-cell office:value-type="float" office:value="0.342741935483871">
                <text:p>0.3427419354838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755581930220662">
                <text:p>0.755581930220662</text:p>
              </table:table-cell>
              <table:table-cell office:value-type="float" office:value="0.342741935483871">
                <text:p>0.3427419354838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73426484418467">
                <text:p>0.73426484418467</text:p>
              </table:table-cell>
              <table:table-cell office:value-type="float" office:value="0.282258064516129">
                <text:p>0.2822580645161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37553217262285">
                <text:p>0.737553217262285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703116072747066">
                <text:p>0.703116072747066</text:p>
              </table:table-cell>
              <table:table-cell office:value-type="float" office:value="0.318548387096774">
                <text:p>0.3185483870967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726222787356565">
                <text:p>0.726222787356565</text:p>
              </table:table-cell>
              <table:table-cell office:value-type="float" office:value="0.342741935483871">
                <text:p>0.3427419354838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727077117443197">
                <text:p>0.727077117443197</text:p>
              </table:table-cell>
              <table:table-cell office:value-type="float" office:value="0.306451612903226">
                <text:p>0.3064516129032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734149883848423">
                <text:p>0.734149883848423</text:p>
              </table:table-cell>
              <table:table-cell office:value-type="float" office:value="0.330645161290323">
                <text:p>0.3306451612903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769030849405659">
                <text:p>0.769030849405659</text:p>
              </table:table-cell>
              <table:table-cell office:value-type="float" office:value="0.310483870967742">
                <text:p>0.3104838709677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754885517726417">
                <text:p>0.754885517726417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718287823591823">
                <text:p>0.718287823591823</text:p>
              </table:table-cell>
              <table:table-cell office:value-type="float" office:value="0.306451612903226">
                <text:p>0.3064516129032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86544850964338">
                <text:p>0.686544850964338</text:p>
              </table:table-cell>
              <table:table-cell office:value-type="float" office:value="0.306451612903226">
                <text:p>0.3064516129032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730224358598481">
                <text:p>0.730224358598481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13149436671875">
                <text:p>0.71314943667187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725627758752014">
                <text:p>0.725627758752014</text:p>
              </table:table-cell>
              <table:table-cell office:value-type="float" office:value="0.310483870967742">
                <text:p>0.3104838709677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760220492933664">
                <text:p>0.760220492933664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716877727794289">
                <text:p>0.716877727794289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707729316276077">
                <text:p>0.707729316276077</text:p>
              </table:table-cell>
              <table:table-cell office:value-type="float" office:value="0.342741935483871">
                <text:p>0.3427419354838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99442198311195">
                <text:p>0.699442198311195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716273317988453">
                <text:p>0.716273317988453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719359614745512">
                <text:p>0.719359614745512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722766335214753">
                <text:p>0.722766335214753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753350811040447">
                <text:p>0.753350811040447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60706767043546">
                <text:p>0.760706767043546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750308153094364">
                <text:p>0.750308153094364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764404045130446">
                <text:p>0.764404045130446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726789276318598">
                <text:p>0.726789276318598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745975315723368">
                <text:p>0.745975315723368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715340539413797">
                <text:p>0.715340539413797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735224160518102">
                <text:p>0.735224160518102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754587767594299">
                <text:p>0.754587767594299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72838734412674">
                <text:p>0.72838734412674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774902249563342">
                <text:p>0.774902249563342</text:p>
              </table:table-cell>
              <table:table-cell office:value-type="float" office:value="0.330645161290323">
                <text:p>0.3306451612903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54770534984844">
                <text:p>0.754770534984844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710573606411737">
                <text:p>0.710573606411737</text:p>
              </table:table-cell>
              <table:table-cell office:value-type="float" office:value="0.314516129032258">
                <text:p>0.3145161290322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756178118947495">
                <text:p>0.756178118947495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747424958163491">
                <text:p>0.747424958163491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712087326206577">
                <text:p>0.712087326206577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730815590964458">
                <text:p>0.730815590964458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748052357498226">
                <text:p>0.748052357498226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731399030497666">
                <text:p>0.731399030497666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731379499080076">
                <text:p>0.731379499080076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706921624301651">
                <text:p>0.706921624301651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727784174321508">
                <text:p>0.727784174321508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71891961330022">
                <text:p>0.71891961330022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700349680741195">
                <text:p>0.700349680741195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730152880828004">
                <text:p>0.730152880828004</text:p>
              </table:table-cell>
              <table:table-cell office:value-type="float" office:value="0.338709677419355">
                <text:p>0.3387096774193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719748873656353">
                <text:p>0.719748873656353</text:p>
              </table:table-cell>
              <table:table-cell office:value-type="float" office:value="0.350806451612903">
                <text:p>0.3508064516129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711021536594881">
                <text:p>0.711021536594881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733208100199612">
                <text:p>0.733208100199612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734153268859423">
                <text:p>0.734153268859423</text:p>
              </table:table-cell>
              <table:table-cell office:value-type="float" office:value="0.338709677419355">
                <text:p>0.3387096774193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764898576879673">
                <text:p>0.764898576879673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768779684019723">
                <text:p>0.768779684019723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743273434188712">
                <text:p>0.743273434188712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730022351907013">
                <text:p>0.730022351907013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701878735816867">
                <text:p>0.701878735816867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784890688084036">
                <text:p>0.784890688084036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748354622500383">
                <text:p>0.748354622500383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754338178964424">
                <text:p>0.754338178964424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766117000533082">
                <text:p>0.766117000533082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745379530860786">
                <text:p>0.745379530860786</text:p>
              </table:table-cell>
              <table:table-cell office:value-type="float" office:value="0.350806451612903">
                <text:p>0.3508064516129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763394818669212">
                <text:p>0.763394818669212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729434572244813">
                <text:p>0.729434572244813</text:p>
              </table:table-cell>
              <table:table-cell office:value-type="float" office:value="0.342741935483871">
                <text:p>0.3427419354838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62548297974358">
                <text:p>0.762548297974358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74263747390634">
                <text:p>0.7426374739063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742307600347027">
                <text:p>0.742307600347027</text:p>
              </table:table-cell>
              <table:table-cell office:value-type="float" office:value="0.318548387096774">
                <text:p>0.3185483870967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727810889523546">
                <text:p>0.727810889523546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718402967818617">
                <text:p>0.718402967818617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723654463620352">
                <text:p>0.723654463620352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700031761138502">
                <text:p>0.700031761138502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84261007694953">
                <text:p>0.684261007694953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720862233216508">
                <text:p>0.720862233216508</text:p>
              </table:table-cell>
              <table:table-cell office:value-type="float" office:value="0.350806451612903">
                <text:p>0.3508064516129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84897474288222">
                <text:p>0.684897474288222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74284995294049">
                <text:p>0.674284995294049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708329005085379">
                <text:p>0.708329005085379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705016157202355">
                <text:p>0.705016157202355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733231210831609">
                <text:p>0.733231210831609</text:p>
              </table:table-cell>
              <table:table-cell office:value-type="float" office:value="0.338709677419355">
                <text:p>0.3387096774193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769219960645067">
                <text:p>0.769219960645067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764855911035233">
                <text:p>0.764855911035233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765429382564877">
                <text:p>0.765429382564877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738688733020787">
                <text:p>0.738688733020787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704175110291327">
                <text:p>0.704175110291327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76161786393153">
                <text:p>0.676161786393153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96849267112664">
                <text:p>0.696849267112664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704161930183796">
                <text:p>0.704161930183796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69306986177493">
                <text:p>0.66930698617749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97699125947879">
                <text:p>0.697699125947879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80729595389068">
                <text:p>0.680729595389068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709529656668423">
                <text:p>0.709529656668423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71127313773841">
                <text:p>0.71127313773841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726558680624685">
                <text:p>0.726558680624685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733549334965801">
                <text:p>0.733549334965801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701043830243166">
                <text:p>0.701043830243166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81458012512703">
                <text:p>0.681458012512703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84735484548738">
                <text:p>0.684735484548738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713206701775051">
                <text:p>0.713206701775051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758888079350202">
                <text:p>0.758888079350202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771397232127991">
                <text:p>0.771397232127991</text:p>
              </table:table-cell>
              <table:table-cell office:value-type="float" office:value="0.350806451612903">
                <text:p>0.3508064516129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775323079525613">
                <text:p>0.775323079525613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779057460218392">
                <text:p>0.779057460218392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732362736175566">
                <text:p>0.732362736175566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701581307255938">
                <text:p>0.701581307255938</text:p>
              </table:table-cell>
              <table:table-cell office:value-type="float" office:value="0.346774193548387">
                <text:p>0.3467741935483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711074591439126">
                <text:p>0.711074591439126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722791901291315">
                <text:p>0.722791901291315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750532315163758">
                <text:p>0.750532315163758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742434024206103">
                <text:p>0.742434024206103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758143938125172">
                <text:p>0.758143938125172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711045548269967">
                <text:p>0.711045548269967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709070271903285">
                <text:p>0.709070271903285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741519346465712">
                <text:p>0.741519346465712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770362646866034">
                <text:p>0.770362646866034</text:p>
              </table:table-cell>
              <table:table-cell office:value-type="float" office:value="0.350806451612903">
                <text:p>0.3508064516129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716746629185134">
                <text:p>0.716746629185134</text:p>
              </table:table-cell>
              <table:table-cell office:value-type="float" office:value="0.338709677419355">
                <text:p>0.3387096774193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717435248077298">
                <text:p>0.717435248077298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04059793076417">
                <text:p>0.704059793076417</text:p>
              </table:table-cell>
              <table:table-cell office:value-type="float" office:value="0.342741935483871">
                <text:p>0.3427419354838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720853626539578">
                <text:p>0.720853626539578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713914895263624">
                <text:p>0.71391489526362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710387606810411">
                <text:p>0.710387606810411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90975381735748">
                <text:p>0.690975381735748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720845832755453">
                <text:p>0.720845832755453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87152502768298">
                <text:p>0.687152502768298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99909450693269">
                <text:p>0.699909450693269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712340807224596">
                <text:p>0.712340807224596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87790516434326">
                <text:p>0.687790516434326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81719747121096">
                <text:p>0.681719747121096</text:p>
              </table:table-cell>
              <table:table-cell office:value-type="float" office:value="0.338709677419355">
                <text:p>0.3387096774193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737975463113709">
                <text:p>0.737975463113709</text:p>
              </table:table-cell>
              <table:table-cell office:value-type="float" office:value="0.318548387096774">
                <text:p>0.3185483870967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745220758856686">
                <text:p>0.745220758856686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728512106039761">
                <text:p>0.728512106039761</text:p>
              </table:table-cell>
              <table:table-cell office:value-type="float" office:value="0.241935483870968">
                <text:p>0.2419354838709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726690980119129">
                <text:p>0.726690980119129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73520119918091">
                <text:p>0.73520119918091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728510596634691">
                <text:p>0.728510596634691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708654707083652">
                <text:p>0.708654707083652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721858027212051">
                <text:p>0.721858027212051</text:p>
              </table:table-cell>
              <table:table-cell office:value-type="float" office:value="0.334677419354839">
                <text:p>0.3346774193548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705239475297306">
                <text:p>0.705239475297306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715616224030873">
                <text:p>0.715616224030873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740193566167332">
                <text:p>0.740193566167332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737329607523841">
                <text:p>0.737329607523841</text:p>
              </table:table-cell>
              <table:table-cell office:value-type="float" office:value="0.346774193548387">
                <text:p>0.3467741935483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743468722376749">
                <text:p>0.743468722376749</text:p>
              </table:table-cell>
              <table:table-cell office:value-type="float" office:value="0.326612903225806">
                <text:p>0.3266129032258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735013007434838">
                <text:p>0.735013007434838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755846325394348">
                <text:p>0.755846325394348</text:p>
              </table:table-cell>
              <table:table-cell office:value-type="float" office:value="0.334677419354839">
                <text:p>0.3346774193548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720856995720413">
                <text:p>0.720856995720413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750593966261275">
                <text:p>0.750593966261275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74645584864443">
                <text:p>0.74645584864443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734248227801438">
                <text:p>0.734248227801438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742338631544591">
                <text:p>0.742338631544591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73261545743444">
                <text:p>0.73261545743444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704678000439039">
                <text:p>0.704678000439039</text:p>
              </table:table-cell>
              <table:table-cell office:value-type="float" office:value="0.342741935483871">
                <text:p>0.3427419354838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721066033347186">
                <text:p>0.721066033347186</text:p>
              </table:table-cell>
              <table:table-cell office:value-type="float" office:value="0.350806451612903">
                <text:p>0.3508064516129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735550448048675">
                <text:p>0.73555044804867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725452144739155">
                <text:p>0.725452144739155</text:p>
              </table:table-cell>
              <table:table-cell office:value-type="float" office:value="0.330645161290323">
                <text:p>0.3306451612903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724787383549158">
                <text:p>0.724787383549158</text:p>
              </table:table-cell>
              <table:table-cell office:value-type="float" office:value="0.298387096774194">
                <text:p>0.2983870967741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731874377826838">
                <text:p>0.731874377826838</text:p>
              </table:table-cell>
              <table:table-cell office:value-type="float" office:value="0.342741935483871">
                <text:p>0.3427419354838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71519093503277">
                <text:p>0.71519093503277</text:p>
              </table:table-cell>
              <table:table-cell office:value-type="float" office:value="0.334677419354839">
                <text:p>0.33467741935483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747898770584788">
                <text:p>0.747898770584788</text:p>
              </table:table-cell>
              <table:table-cell office:value-type="float" office:value="0.346774193548387">
                <text:p>0.34677419354838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707536481489523">
                <text:p>0.707536481489523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719335839407607">
                <text:p>0.719335839407607</text:p>
              </table:table-cell>
              <table:table-cell office:value-type="float" office:value="0.330645161290323">
                <text:p>0.3306451612903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751854519711347">
                <text:p>0.751854519711347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772849555973331">
                <text:p>0.772849555973331</text:p>
              </table:table-cell>
              <table:table-cell office:value-type="float" office:value="0.326612903225806">
                <text:p>0.3266129032258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743777279687441">
                <text:p>0.743777279687441</text:p>
              </table:table-cell>
              <table:table-cell office:value-type="float" office:value="0.338709677419355">
                <text:p>0.3387096774193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730257926810185">
                <text:p>0.730257926810185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73788027720278">
                <text:p>0.73788027720278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734992919242406">
                <text:p>0.734992919242406</text:p>
              </table:table-cell>
              <table:table-cell office:value-type="float" office:value="0.346774193548387">
                <text:p>0.3467741935483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717359382636632">
                <text:p>0.717359382636632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709398753752004">
                <text:p>0.709398753752004</text:p>
              </table:table-cell>
              <table:table-cell office:value-type="float" office:value="0.326612903225806">
                <text:p>0.32661290322580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714774471671869">
                <text:p>0.714774471671869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701769683327807">
                <text:p>0.701769683327807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706089405704473">
                <text:p>0.706089405704473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83144677055554">
                <text:p>0.683144677055554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60125840101022">
                <text:p>0.660125840101022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706503708097428">
                <text:p>0.706503708097428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710927190710146">
                <text:p>0.710927190710146</text:p>
              </table:table-cell>
              <table:table-cell office:value-type="float" office:value="0.342741935483871">
                <text:p>0.3427419354838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693746850713514">
                <text:p>0.693746850713514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674275289440783">
                <text:p>0.674275289440783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672439968963977">
                <text:p>0.672439968963977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71353528562821">
                <text:p>0.71353528562821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711233054692904">
                <text:p>0.711233054692904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728046814436948">
                <text:p>0.728046814436948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715778447866692">
                <text:p>0.715778447866692</text:p>
              </table:table-cell>
              <table:table-cell office:value-type="float" office:value="0.338709677419355">
                <text:p>0.3387096774193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699140624076932">
                <text:p>0.699140624076932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66898654283983">
                <text:p>0.66898654283983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690193872015309">
                <text:p>0.690193872015309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67707069785939">
                <text:p>0.67707069785939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657104894321375">
                <text:p>0.657104894321375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679065910527095">
                <text:p>0.67906591052709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68216014624014">
                <text:p>0.68216014624014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682037452388729">
                <text:p>0.682037452388729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699338001661598">
                <text:p>0.699338001661598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689530301609028">
                <text:p>0.689530301609028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687517353372806">
                <text:p>0.687517353372806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701952779902705">
                <text:p>0.701952779902705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711030946336141">
                <text:p>0.711030946336141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695585241862628">
                <text:p>0.695585241862628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681490569799851">
                <text:p>0.681490569799851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693968249676992">
                <text:p>0.693968249676992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687057901301179">
                <text:p>0.687057901301179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684190175205757">
                <text:p>0.684190175205757</text:p>
              </table:table-cell>
              <table:table-cell office:value-type="float" office:value="0.346774193548387">
                <text:p>0.3467741935483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680679135119968">
                <text:p>0.680679135119968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726648404142229">
                <text:p>0.726648404142229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724624354095732">
                <text:p>0.724624354095732</text:p>
              </table:table-cell>
              <table:table-cell office:value-type="float" office:value="0.350806451612903">
                <text:p>0.3508064516129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715161473590237">
                <text:p>0.715161473590237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720117438332133">
                <text:p>0.720117438332133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683068874770328">
                <text:p>0.683068874770328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709135793584545">
                <text:p>0.709135793584545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705337424981469">
                <text:p>0.705337424981469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720283723537104">
                <text:p>0.720283723537104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705030038368484">
                <text:p>0.705030038368484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670030338235029">
                <text:p>0.670030338235029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678888260132092">
                <text:p>0.678888260132092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677694388713876">
                <text:p>0.677694388713876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666567732426008">
                <text:p>0.666567732426008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671625312342131">
                <text:p>0.671625312342131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652425558254668">
                <text:p>0.652425558254668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650101961143647">
                <text:p>0.650101961143647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675813155448268">
                <text:p>0.675813155448268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696379959734242">
                <text:p>0.696379959734242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679308207078183">
                <text:p>0.679308207078183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687477412208664">
                <text:p>0.687477412208664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685480533601659">
                <text:p>0.685480533601659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728534622547515">
                <text:p>0.72853462254751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732505528891086">
                <text:p>0.732505528891086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737917157530505">
                <text:p>0.737917157530505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750553380665443">
                <text:p>0.750553380665443</text:p>
              </table:table-cell>
              <table:table-cell office:value-type="float" office:value="0.350806451612903">
                <text:p>0.35080645161290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742623165694011">
                <text:p>0.742623165694011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730907962014995">
                <text:p>0.730907962014995</text:p>
              </table:table-cell>
              <table:table-cell office:value-type="float" office:value="0.338709677419355">
                <text:p>0.3387096774193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767868877685065">
                <text:p>0.767868877685065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73283542477555">
                <text:p>0.73283542477555</text:p>
              </table:table-cell>
              <table:table-cell office:value-type="float" office:value="0.350806451612903">
                <text:p>0.35080645161290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741827866522491">
                <text:p>0.741827866522491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722519063852588">
                <text:p>0.722519063852588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722773544996512">
                <text:p>0.722773544996512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738656587765566">
                <text:p>0.738656587765566</text:p>
              </table:table-cell>
              <table:table-cell office:value-type="float" office:value="0.310483870967742">
                <text:p>0.3104838709677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734237890313626">
                <text:p>0.734237890313626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730489222696488">
                <text:p>0.730489222696488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723755259452511">
                <text:p>0.723755259452511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744560655880721">
                <text:p>0.744560655880721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750820079303761">
                <text:p>0.750820079303761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715262398228734">
                <text:p>0.715262398228734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710184604170787">
                <text:p>0.710184604170787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723581975800617">
                <text:p>0.723581975800617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735041542174727">
                <text:p>0.735041542174727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690945433887811">
                <text:p>0.690945433887811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715118778304439">
                <text:p>0.715118778304439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693984534532563">
                <text:p>0.693984534532563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684693778433542">
                <text:p>0.684693778433542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659246764473646">
                <text:p>0.659246764473646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697085727677153">
                <text:p>0.697085727677153</text:p>
              </table:table-cell>
              <table:table-cell office:value-type="float" office:value="0.350806451612903">
                <text:p>0.35080645161290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724766547120163">
                <text:p>0.724766547120163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704666361018027">
                <text:p>0.704666361018027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685140833564098">
                <text:p>0.685140833564098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670064664927552">
                <text:p>0.670064664927552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702609306583959">
                <text:p>0.702609306583959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655302370612525">
                <text:p>0.655302370612525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657249623382749">
                <text:p>0.657249623382749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671121041041383">
                <text:p>0.671121041041383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658028446828007">
                <text:p>0.65802844682800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636625949510614">
                <text:p>0.636625949510614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619524032354172">
                <text:p>0.619524032354172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696840853468416">
                <text:p>0.696840853468416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703286335283736">
                <text:p>0.703286335283736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699003616267996">
                <text:p>0.699003616267996</text:p>
              </table:table-cell>
              <table:table-cell office:value-type="float" office:value="0.463709677419355">
                <text:p>0.4637096774193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677576270188718">
                <text:p>0.677576270188718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674356920816823">
                <text:p>0.674356920816823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730434624063829">
                <text:p>0.730434624063829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713777786717899">
                <text:p>0.713777786717899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717071913407463">
                <text:p>0.717071913407463</text:p>
              </table:table-cell>
              <table:table-cell office:value-type="float" office:value="0.334677419354839">
                <text:p>0.33467741935483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712533748709904">
                <text:p>0.712533748709904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655747133720856">
                <text:p>0.655747133720856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72573311486916">
                <text:p>0.72573311486916</text:p>
              </table:table-cell>
              <table:table-cell office:value-type="float" office:value="0.334677419354839">
                <text:p>0.3346774193548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754274325406743">
                <text:p>0.754274325406743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738965261148145">
                <text:p>0.73896526114814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742695090933476">
                <text:p>0.742695090933476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734478131818677">
                <text:p>0.734478131818677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696852830934682">
                <text:p>0.69685283093468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694430468188313">
                <text:p>0.694430468188313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707181742570169">
                <text:p>0.707181742570169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706392507807753">
                <text:p>0.706392507807753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685481624605812">
                <text:p>0.685481624605812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685353780280434">
                <text:p>0.685353780280434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713903948497259">
                <text:p>0.713903948497259</text:p>
              </table:table-cell>
              <table:table-cell office:value-type="float" office:value="0.318548387096774">
                <text:p>0.31854838709677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678935202098562">
                <text:p>0.67893520209856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662148294025308">
                <text:p>0.662148294025308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68012081322451">
                <text:p>0.68012081322451</text:p>
              </table:table-cell>
              <table:table-cell office:value-type="float" office:value="0.346774193548387">
                <text:p>0.34677419354838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682730233008214">
                <text:p>0.682730233008214</text:p>
              </table:table-cell>
              <table:table-cell office:value-type="float" office:value="0.338709677419355">
                <text:p>0.3387096774193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680964408010494">
                <text:p>0.680964408010494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677703484514449">
                <text:p>0.677703484514449</text:p>
              </table:table-cell>
              <table:table-cell office:value-type="float" office:value="0.342741935483871">
                <text:p>0.34274193548387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710117130917575">
                <text:p>0.710117130917575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690294620717519">
                <text:p>0.690294620717519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688283593153932">
                <text:p>0.688283593153932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66325782357179">
                <text:p>0.66325782357179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727551519297133">
                <text:p>0.727551519297133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686645287803789">
                <text:p>0.686645287803789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690064675939896">
                <text:p>0.690064675939896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681794264952011">
                <text:p>0.681794264952011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678466411345396">
                <text:p>0.678466411345396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692862662002389">
                <text:p>0.692862662002389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685513601698257">
                <text:p>0.685513601698257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67112291475277">
                <text:p>0.67112291475277</text:p>
              </table:table-cell>
              <table:table-cell office:value-type="float" office:value="0.310483870967742">
                <text:p>0.3104838709677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704313060713058">
                <text:p>0.704313060713058</text:p>
              </table:table-cell>
              <table:table-cell office:value-type="float" office:value="0.342741935483871">
                <text:p>0.34274193548387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681190366558525">
                <text:p>0.681190366558525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669808825793516">
                <text:p>0.669808825793516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680251722946867">
                <text:p>0.680251722946867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677565196449026">
                <text:p>0.677565196449026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672395712803848">
                <text:p>0.672395712803848</text:p>
              </table:table-cell>
              <table:table-cell office:value-type="float" office:value="0.330645161290323">
                <text:p>0.3306451612903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665320470610912">
                <text:p>0.665320470610912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671598873755259">
                <text:p>0.671598873755259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657123812301579">
                <text:p>0.657123812301579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652988954944934">
                <text:p>0.652988954944934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647518750783375">
                <text:p>0.647518750783375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64418546866469">
                <text:p>0.64418546866469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635345358686442">
                <text:p>0.635345358686442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647839904372292">
                <text:p>0.647839904372292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636112033354148">
                <text:p>0.636112033354148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636385077703943">
                <text:p>0.636385077703943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64534521616741">
                <text:p>0.64534521616741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642491394037932">
                <text:p>0.642491394037932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671776442763979">
                <text:p>0.671776442763979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658494027998182">
                <text:p>0.658494027998182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700365024840945">
                <text:p>0.700365024840945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661858613110055">
                <text:p>0.661858613110055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673946228832776">
                <text:p>0.673946228832776</text:p>
              </table:table-cell>
              <table:table-cell office:value-type="float" office:value="0.350806451612903">
                <text:p>0.35080645161290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706060402315489">
                <text:p>0.706060402315489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684727211453112">
                <text:p>0.684727211453112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68146440724146">
                <text:p>0.68146440724146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678545078760921">
                <text:p>0.678545078760921</text:p>
              </table:table-cell>
              <table:table-cell office:value-type="float" office:value="0.346774193548387">
                <text:p>0.34677419354838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692162766071985">
                <text:p>0.692162766071985</text:p>
              </table:table-cell>
              <table:table-cell office:value-type="float" office:value="0.338709677419355">
                <text:p>0.33870967741935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711294957418767">
                <text:p>0.711294957418767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732395765298563">
                <text:p>0.732395765298563</text:p>
              </table:table-cell>
              <table:table-cell office:value-type="float" office:value="0.330645161290323">
                <text:p>0.3306451612903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715487292339818">
                <text:p>0.715487292339818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749968369481476">
                <text:p>0.749968369481476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731213981305761">
                <text:p>0.731213981305761</text:p>
              </table:table-cell>
              <table:table-cell office:value-type="float" office:value="0.342741935483871">
                <text:p>0.34274193548387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739509211866069">
                <text:p>0.739509211866069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708385913706421">
                <text:p>0.708385913706421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719329568635164">
                <text:p>0.719329568635164</text:p>
              </table:table-cell>
              <table:table-cell office:value-type="float" office:value="0.338709677419355">
                <text:p>0.3387096774193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725023803046397">
                <text:p>0.725023803046397</text:p>
              </table:table-cell>
              <table:table-cell office:value-type="float" office:value="0.342741935483871">
                <text:p>0.34274193548387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742358529855449">
                <text:p>0.742358529855449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697612132700158">
                <text:p>0.697612132700158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674238108899756">
                <text:p>0.674238108899756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700189200144502">
                <text:p>0.70018920014450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68417589918069">
                <text:p>0.68417589918069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700069860691392">
                <text:p>0.700069860691392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713416214777852">
                <text:p>0.713416214777852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700271368918579">
                <text:p>0.700271368918579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712883698224942">
                <text:p>0.712883698224942</text:p>
              </table:table-cell>
              <table:table-cell office:value-type="float" office:value="0.330645161290323">
                <text:p>0.3306451612903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714208618156204">
                <text:p>0.714208618156204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712538229995485">
                <text:p>0.712538229995485</text:p>
              </table:table-cell>
              <table:table-cell office:value-type="float" office:value="0.334677419354839">
                <text:p>0.33467741935483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672845374615658">
                <text:p>0.672845374615658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706115491315352">
                <text:p>0.706115491315352</text:p>
              </table:table-cell>
              <table:table-cell office:value-type="float" office:value="0.338709677419355">
                <text:p>0.3387096774193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707792170832171">
                <text:p>0.707792170832171</text:p>
              </table:table-cell>
              <table:table-cell office:value-type="float" office:value="0.334677419354839">
                <text:p>0.3346774193548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712075981579811">
                <text:p>0.712075981579811</text:p>
              </table:table-cell>
              <table:table-cell office:value-type="float" office:value="0.350806451612903">
                <text:p>0.35080645161290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690860265215623">
                <text:p>0.690860265215623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683670841713331">
                <text:p>0.683670841713331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686566415513185">
                <text:p>0.686566415513185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682213322651383">
                <text:p>0.682213322651383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677826757964086">
                <text:p>0.677826757964086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679438825986802">
                <text:p>0.679438825986802</text:p>
              </table:table-cell>
              <table:table-cell office:value-type="float" office:value="0.342741935483871">
                <text:p>0.3427419354838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672588134066686">
                <text:p>0.672588134066686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674088219569508">
                <text:p>0.674088219569508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664624163152599">
                <text:p>0.664624163152599</text:p>
              </table:table-cell>
              <table:table-cell office:value-type="float" office:value="0.350806451612903">
                <text:p>0.35080645161290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698485281533645">
                <text:p>0.698485281533645</text:p>
              </table:table-cell>
              <table:table-cell office:value-type="float" office:value="0.314516129032258">
                <text:p>0.31451612903225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710399904414692">
                <text:p>0.710399904414692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703030408509394">
                <text:p>0.703030408509394</text:p>
              </table:table-cell>
              <table:table-cell office:value-type="float" office:value="0.342741935483871">
                <text:p>0.34274193548387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690941781253767">
                <text:p>0.690941781253767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707425039065625">
                <text:p>0.707425039065625</text:p>
              </table:table-cell>
              <table:table-cell office:value-type="float" office:value="0.326612903225806">
                <text:p>0.32661290322580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709266448938247">
                <text:p>0.709266448938247</text:p>
              </table:table-cell>
              <table:table-cell office:value-type="float" office:value="0.298387096774194">
                <text:p>0.29838709677419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705731902504412">
                <text:p>0.705731902504412</text:p>
              </table:table-cell>
              <table:table-cell office:value-type="float" office:value="0.350806451612903">
                <text:p>0.3508064516129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693911120894875">
                <text:p>0.693911120894875</text:p>
              </table:table-cell>
              <table:table-cell office:value-type="float" office:value="0.342741935483871">
                <text:p>0.34274193548387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721980389869688">
                <text:p>0.721980389869688</text:p>
              </table:table-cell>
              <table:table-cell office:value-type="float" office:value="0.338709677419355">
                <text:p>0.3387096774193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706280092536698">
                <text:p>0.706280092536698</text:p>
              </table:table-cell>
              <table:table-cell office:value-type="float" office:value="0.346774193548387">
                <text:p>0.34677419354838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691751598086384">
                <text:p>0.691751598086384</text:p>
              </table:table-cell>
              <table:table-cell office:value-type="float" office:value="0.338709677419355">
                <text:p>0.33870967741935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703540516696766">
                <text:p>0.703540516696766</text:p>
              </table:table-cell>
              <table:table-cell office:value-type="float" office:value="0.326612903225806">
                <text:p>0.3266129032258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710255799722517">
                <text:p>0.710255799722517</text:p>
              </table:table-cell>
              <table:table-cell office:value-type="float" office:value="0.306451612903226">
                <text:p>0.30645161290322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693993254894908">
                <text:p>0.693993254894908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683758611659883">
                <text:p>0.683758611659883</text:p>
              </table:table-cell>
              <table:table-cell office:value-type="float" office:value="0.338709677419355">
                <text:p>0.3387096774193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678863120243721">
                <text:p>0.678863120243721</text:p>
              </table:table-cell>
              <table:table-cell office:value-type="float" office:value="0.346774193548387">
                <text:p>0.34677419354838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694567562079823">
                <text:p>0.694567562079823</text:p>
              </table:table-cell>
              <table:table-cell office:value-type="float" office:value="0.330645161290323">
                <text:p>0.3306451612903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704473708200774">
                <text:p>0.704473708200774</text:p>
              </table:table-cell>
              <table:table-cell office:value-type="float" office:value="0.342741935483871">
                <text:p>0.3427419354838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691072107560646">
                <text:p>0.691072107560646</text:p>
              </table:table-cell>
              <table:table-cell office:value-type="float" office:value="0.314516129032258">
                <text:p>0.3145161290322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672052282903067">
                <text:p>0.672052282903067</text:p>
              </table:table-cell>
              <table:table-cell office:value-type="float" office:value="0.326612903225806">
                <text:p>0.32661290322580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699965454741041">
                <text:p>0.699965454741041</text:p>
              </table:table-cell>
              <table:table-cell office:value-type="float" office:value="0.318548387096774">
                <text:p>0.31854838709677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713276112868445">
                <text:p>0.713276112868445</text:p>
              </table:table-cell>
              <table:table-cell office:value-type="float" office:value="0.318548387096774">
                <text:p>0.31854838709677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695668750862113">
                <text:p>0.695668750862113</text:p>
              </table:table-cell>
              <table:table-cell office:value-type="float" office:value="0.342741935483871">
                <text:p>0.34274193548387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706960764797295">
                <text:p>0.70696076479729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713085246561012">
                <text:p>0.713085246561012</text:p>
              </table:table-cell>
              <table:table-cell office:value-type="float" office:value="0.346774193548387">
                <text:p>0.34677419354838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711084195241394">
                <text:p>0.711084195241394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691405173759185">
                <text:p>0.691405173759185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68092447443024">
                <text:p>0.68092447443024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72179942565945">
                <text:p>0.72179942565945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753312903809055">
                <text:p>0.753312903809055</text:p>
              </table:table-cell>
              <table:table-cell office:value-type="float" office:value="0.342741935483871">
                <text:p>0.3427419354838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725993987794074">
                <text:p>0.725993987794074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703640002054217">
                <text:p>0.70364000205421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70555446594303">
                <text:p>0.70555446594303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714107102156063">
                <text:p>0.714107102156063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713879541327172">
                <text:p>0.71387954132717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712971299535985">
                <text:p>0.712971299535985</text:p>
              </table:table-cell>
              <table:table-cell office:value-type="float" office:value="0.314516129032258">
                <text:p>0.31451612903225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691522865409813">
                <text:p>0.691522865409813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696036463658819">
                <text:p>0.696036463658819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713283303106247">
                <text:p>0.713283303106247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679316676052063">
                <text:p>0.679316676052063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653550393081446">
                <text:p>0.653550393081446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671923819167648">
                <text:p>0.671923819167648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64943630555068">
                <text:p>0.64943630555068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683043914361251">
                <text:p>0.683043914361251</text:p>
              </table:table-cell>
              <table:table-cell office:value-type="float" office:value="0.346774193548387">
                <text:p>0.34677419354838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647855673804113">
                <text:p>0.647855673804113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636305290363839">
                <text:p>0.636305290363839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634665615381187">
                <text:p>0.634665615381187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688169674055534">
                <text:p>0.688169674055534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68361480778934">
                <text:p>0.68361480778934</text:p>
              </table:table-cell>
              <table:table-cell office:value-type="float" office:value="0.334677419354839">
                <text:p>0.33467741935483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674133244849868">
                <text:p>0.674133244849868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66545098116271">
                <text:p>0.66545098116271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662362648576883">
                <text:p>0.662362648576883</text:p>
              </table:table-cell>
              <table:table-cell office:value-type="float" office:value="0.330645161290323">
                <text:p>0.33064516129032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685645117934509">
                <text:p>0.685645117934509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671722580650551">
                <text:p>0.671722580650551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667774197258576">
                <text:p>0.667774197258576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686522322816903">
                <text:p>0.686522322816903</text:p>
              </table:table-cell>
              <table:table-cell office:value-type="float" office:value="0.310483870967742">
                <text:p>0.31048387096774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714501111659241">
                <text:p>0.714501111659241</text:p>
              </table:table-cell>
              <table:table-cell office:value-type="float" office:value="0.338709677419355">
                <text:p>0.3387096774193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701591944180982">
                <text:p>0.701591944180982</text:p>
              </table:table-cell>
              <table:table-cell office:value-type="float" office:value="0.338709677419355">
                <text:p>0.3387096774193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